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0.6mm" svg:height="94.29mm" svg:x="186.93mm" svg:y="119.48mm">
            <draw:object draw:notify-on-update-of-ranges="Foglio1.A27:Foglio1.A27 Foglio1.A28:Foglio1.A48 Foglio1.F27:Foglio1.F27 Foglio1.F28:Foglio1.F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46.48mm" svg:height="97.48mm" svg:x="189.68mm" svg:y="224.79mm">
            <draw:object draw:notify-on-update-of-ranges="Foglio1.A51:Foglio1.A51 Foglio1.A52:Foglio1.A72 Foglio1.F51:Foglio1.F51 Foglio1.F52:Foglio1.F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98.75mm" svg:x="177.8mm" svg:y="331.05mm">
            <draw:object draw:notify-on-update-of-ranges="Foglio1.A75:Foglio1.A75 Foglio1.A76:Foglio1.A96 Foglio1.F75:Foglio1.F75 Foglio1.F76:Foglio1.F9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0.17mm" svg:height="90.31mm" svg:x="187.87mm" svg:y="14.37mm">
            <draw:object draw:notify-on-update-of-ranges="Foglio1.A3:Foglio1.A3 Foglio1.A4:Foglio1.A24 Foglio1.F3:Foglio1.F3 Foglio1.F4:Foglio1.F24 Foglio1.A3:Foglio1.A3 Foglio1.A4:Foglio1.A24 Foglio1.G3:Foglio1.G3 Foglio1.G4:Foglio1.G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og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2]" office:value-type="float" office:value="0.9" calcext:value-type="float">
            <text:p>0,9</text:p>
          </table:table-cell>
          <table:table-cell table:formula="of:=1-[.C2]" office:value-type="float" office:value="0.89" calcext:value-type="float">
            <text:p>0,89</text:p>
          </table:table-cell>
          <table:table-cell table:formula="of:=1-[.D2]" office:value-type="float" office:value="1" calcext:value-type="float">
            <text:p>1</text:p>
          </table:table-cell>
          <table:table-cell table:formula="of:=[.E2]" office:value-type="float" office:value="0.5" calcext:value-type="float">
            <text:p>0,5</text:p>
          </table:table-cell>
          <table:table-cell table:formula="of:=IF([.A4]&gt;[.B4];1;IF([.A4]&gt;[.C4];[.E4]+(1-[.E4])*([.A4]-[.C4])/([.B4]-[.C4]);[.E4]*([.A4]-[.D4])/([.B4]-[.C4])))" office:value-type="float" office:value="-50" calcext:value-type="float">
            <text:p>-50</text:p>
          </table:table-cell>
          <table:table-cell table:formula="of:=IF([.F4]&lt;0;0;IF([.F4]&gt;1;1;[.F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4]" office:value-type="float" office:value="0.9" calcext:value-type="float">
            <text:p>0,9</text:p>
          </table:table-cell>
          <table:table-cell table:formula="of:=[.C4]" office:value-type="float" office:value="0.89" calcext:value-type="float">
            <text:p>0,89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0.5" calcext:value-type="float">
            <text:p>0,5</text:p>
          </table:table-cell>
          <table:table-cell table:formula="of:=IF([.A5]&gt;[.B5];1;IF([.A5]&gt;[.C5];[.E5]+(1-[.E5])*([.A5]-[.C5])/([.B5]-[.C5]);[.E5]*([.A5]-[.D5])/([.B5]-[.C5])))" office:value-type="float" office:value="-47.5" calcext:value-type="float">
            <text:p>-47,5</text:p>
          </table:table-cell>
          <table:table-cell table:formula="of:=IF([.F5]&lt;0;0;IF([.F5]&gt;1;1;[.F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5]" office:value-type="float" office:value="0.9" calcext:value-type="float">
            <text:p>0,9</text:p>
          </table:table-cell>
          <table:table-cell table:formula="of:=[.C5]" office:value-type="float" office:value="0.89" calcext:value-type="float">
            <text:p>0,89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0.5" calcext:value-type="float">
            <text:p>0,5</text:p>
          </table:table-cell>
          <table:table-cell table:formula="of:=IF([.A6]&gt;[.B6];1;IF([.A6]&gt;[.C6];[.E6]+(1-[.E6])*([.A6]-[.C6])/([.B6]-[.C6]);[.E6]*([.A6]-[.D6])/([.B6]-[.C6])))" office:value-type="float" office:value="-45" calcext:value-type="float">
            <text:p>-45</text:p>
          </table:table-cell>
          <table:table-cell table:formula="of:=IF([.F6]&lt;0;0;IF([.F6]&gt;1;1;[.F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B6]" office:value-type="float" office:value="0.9" calcext:value-type="float">
            <text:p>0,9</text:p>
          </table:table-cell>
          <table:table-cell table:formula="of:=[.C6]" office:value-type="float" office:value="0.89" calcext:value-type="float">
            <text:p>0,89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0.5" calcext:value-type="float">
            <text:p>0,5</text:p>
          </table:table-cell>
          <table:table-cell table:formula="of:=IF([.A7]&gt;[.B7];1;IF([.A7]&gt;[.C7];[.E7]+(1-[.E7])*([.A7]-[.C7])/([.B7]-[.C7]);[.E7]*([.A7]-[.D7])/([.B7]-[.C7])))" office:value-type="float" office:value="-42.5" calcext:value-type="float">
            <text:p>-42,5</text:p>
          </table:table-cell>
          <table:table-cell table:formula="of:=IF([.F7]&lt;0;0;IF([.F7]&gt;1;1;[.F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7]" office:value-type="float" office:value="0.9" calcext:value-type="float">
            <text:p>0,9</text:p>
          </table:table-cell>
          <table:table-cell table:formula="of:=[.C7]" office:value-type="float" office:value="0.89" calcext:value-type="float">
            <text:p>0,89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0.5" calcext:value-type="float">
            <text:p>0,5</text:p>
          </table:table-cell>
          <table:table-cell table:formula="of:=IF([.A8]&gt;[.B8];1;IF([.A8]&gt;[.C8];[.E8]+(1-[.E8])*([.A8]-[.C8])/([.B8]-[.C8]);[.E8]*([.A8]-[.D8])/([.B8]-[.C8])))" office:value-type="float" office:value="-40" calcext:value-type="float">
            <text:p>-40</text:p>
          </table:table-cell>
          <table:table-cell table:formula="of:=IF([.F8]&lt;0;0;IF([.F8]&gt;1;1;[.F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B8]" office:value-type="float" office:value="0.9" calcext:value-type="float">
            <text:p>0,9</text:p>
          </table:table-cell>
          <table:table-cell table:formula="of:=[.C8]" office:value-type="float" office:value="0.89" calcext:value-type="float">
            <text:p>0,89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0.5" calcext:value-type="float">
            <text:p>0,5</text:p>
          </table:table-cell>
          <table:table-cell table:formula="of:=IF([.A9]&gt;[.B9];1;IF([.A9]&gt;[.C9];[.E9]+(1-[.E9])*([.A9]-[.C9])/([.B9]-[.C9]);[.E9]*([.A9]-[.D9])/([.B9]-[.C9])))" office:value-type="float" office:value="-37.5" calcext:value-type="float">
            <text:p>-37,5</text:p>
          </table:table-cell>
          <table:table-cell table:formula="of:=IF([.F9]&lt;0;0;IF([.F9]&gt;1;1;[.F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9]" office:value-type="float" office:value="0.9" calcext:value-type="float">
            <text:p>0,9</text:p>
          </table:table-cell>
          <table:table-cell table:formula="of:=[.C9]" office:value-type="float" office:value="0.89" calcext:value-type="float">
            <text:p>0,89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0.5" calcext:value-type="float">
            <text:p>0,5</text:p>
          </table:table-cell>
          <table:table-cell table:formula="of:=IF([.A10]&gt;[.B10];1;IF([.A10]&gt;[.C10];[.E10]+(1-[.E10])*([.A10]-[.C10])/([.B10]-[.C10]);[.E10]*([.A10]-[.D10])/([.B10]-[.C10])))" office:value-type="float" office:value="-35" calcext:value-type="float">
            <text:p>-35</text:p>
          </table:table-cell>
          <table:table-cell table:formula="of:=IF([.F10]&lt;0;0;IF([.F10]&gt;1;1;[.F1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B10]" office:value-type="float" office:value="0.9" calcext:value-type="float">
            <text:p>0,9</text:p>
          </table:table-cell>
          <table:table-cell table:formula="of:=[.C10]" office:value-type="float" office:value="0.89" calcext:value-type="float">
            <text:p>0,89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0.5" calcext:value-type="float">
            <text:p>0,5</text:p>
          </table:table-cell>
          <table:table-cell table:formula="of:=IF([.A11]&gt;[.B11];1;IF([.A11]&gt;[.C11];[.E11]+(1-[.E11])*([.A11]-[.C11])/([.B11]-[.C11]);[.E11]*([.A11]-[.D11])/([.B11]-[.C11])))" office:value-type="float" office:value="-32.5" calcext:value-type="float">
            <text:p>-32,5</text:p>
          </table:table-cell>
          <table:table-cell table:formula="of:=IF([.F11]&lt;0;0;IF([.F11]&gt;1;1;[.F1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11]" office:value-type="float" office:value="0.9" calcext:value-type="float">
            <text:p>0,9</text:p>
          </table:table-cell>
          <table:table-cell table:formula="of:=[.C11]" office:value-type="float" office:value="0.89" calcext:value-type="float">
            <text:p>0,89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0.5" calcext:value-type="float">
            <text:p>0,5</text:p>
          </table:table-cell>
          <table:table-cell table:formula="of:=IF([.A12]&gt;[.B12];1;IF([.A12]&gt;[.C12];[.E12]+(1-[.E12])*([.A12]-[.C12])/([.B12]-[.C12]);[.E12]*([.A12]-[.D12])/([.B12]-[.C12])))" office:value-type="float" office:value="-30" calcext:value-type="float">
            <text:p>-30</text:p>
          </table:table-cell>
          <table:table-cell table:formula="of:=IF([.F12]&lt;0;0;IF([.F12]&gt;1;1;[.F1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B12]" office:value-type="float" office:value="0.9" calcext:value-type="float">
            <text:p>0,9</text:p>
          </table:table-cell>
          <table:table-cell table:formula="of:=[.C12]" office:value-type="float" office:value="0.89" calcext:value-type="float">
            <text:p>0,89</text:p>
          </table:table-cell>
          <table:table-cell table:formula="of:=[.D12]" office:value-type="float" office:value="1" calcext:value-type="float">
            <text:p>1</text:p>
          </table:table-cell>
          <table:table-cell table:formula="of:=[.E12]" office:value-type="float" office:value="0.5" calcext:value-type="float">
            <text:p>0,5</text:p>
          </table:table-cell>
          <table:table-cell table:formula="of:=IF([.A13]&gt;[.B13];1;IF([.A13]&gt;[.C13];[.E13]+(1-[.E13])*([.A13]-[.C13])/([.B13]-[.C13]);[.E13]*([.A13]-[.D13])/([.B13]-[.C13])))" office:value-type="float" office:value="-27.5" calcext:value-type="float">
            <text:p>-27,5</text:p>
          </table:table-cell>
          <table:table-cell table:formula="of:=IF([.F13]&lt;0;0;IF([.F13]&gt;1;1;[.F1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3]" office:value-type="float" office:value="0.9" calcext:value-type="float">
            <text:p>0,9</text:p>
          </table:table-cell>
          <table:table-cell table:formula="of:=[.C13]" office:value-type="float" office:value="0.89" calcext:value-type="float">
            <text:p>0,89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0.5" calcext:value-type="float">
            <text:p>0,5</text:p>
          </table:table-cell>
          <table:table-cell table:formula="of:=IF([.A14]&gt;[.B14];1;IF([.A14]&gt;[.C14];[.E14]+(1-[.E14])*([.A14]-[.C14])/([.B14]-[.C14]);[.E14]*([.A14]-[.D14])/([.B14]-[.C14])))" office:value-type="float" office:value="-25" calcext:value-type="float">
            <text:p>-25</text:p>
          </table:table-cell>
          <table:table-cell table:formula="of:=IF([.F14]&lt;0;0;IF([.F14]&gt;1;1;[.F1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B14]" office:value-type="float" office:value="0.9" calcext:value-type="float">
            <text:p>0,9</text:p>
          </table:table-cell>
          <table:table-cell table:formula="of:=[.C14]" office:value-type="float" office:value="0.89" calcext:value-type="float">
            <text:p>0,89</text:p>
          </table:table-cell>
          <table:table-cell table:formula="of:=[.D14]" office:value-type="float" office:value="1" calcext:value-type="float">
            <text:p>1</text:p>
          </table:table-cell>
          <table:table-cell table:formula="of:=[.E14]" office:value-type="float" office:value="0.5" calcext:value-type="float">
            <text:p>0,5</text:p>
          </table:table-cell>
          <table:table-cell table:formula="of:=IF([.A15]&gt;[.B15];1;IF([.A15]&gt;[.C15];[.E15]+(1-[.E15])*([.A15]-[.C15])/([.B15]-[.C15]);[.E15]*([.A15]-[.D15])/([.B15]-[.C15])))" office:value-type="float" office:value="-22.5" calcext:value-type="float">
            <text:p>-22,5</text:p>
          </table:table-cell>
          <table:table-cell table:formula="of:=IF([.F15]&lt;0;0;IF([.F15]&gt;1;1;[.F1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15]" office:value-type="float" office:value="0.9" calcext:value-type="float">
            <text:p>0,9</text:p>
          </table:table-cell>
          <table:table-cell table:formula="of:=[.C15]" office:value-type="float" office:value="0.89" calcext:value-type="float">
            <text:p>0,89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0.5" calcext:value-type="float">
            <text:p>0,5</text:p>
          </table:table-cell>
          <table:table-cell table:formula="of:=IF([.A16]&gt;[.B16];1;IF([.A16]&gt;[.C16];[.E16]+(1-[.E16])*([.A16]-[.C16])/([.B16]-[.C16]);[.E16]*([.A16]-[.D16])/([.B16]-[.C16])))" office:value-type="float" office:value="-20" calcext:value-type="float">
            <text:p>-20</text:p>
          </table:table-cell>
          <table:table-cell table:formula="of:=IF([.F16]&lt;0;0;IF([.F16]&gt;1;1;[.F1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B16]" office:value-type="float" office:value="0.9" calcext:value-type="float">
            <text:p>0,9</text:p>
          </table:table-cell>
          <table:table-cell table:formula="of:=[.C16]" office:value-type="float" office:value="0.89" calcext:value-type="float">
            <text:p>0,89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0.5" calcext:value-type="float">
            <text:p>0,5</text:p>
          </table:table-cell>
          <table:table-cell table:formula="of:=IF([.A17]&gt;[.B17];1;IF([.A17]&gt;[.C17];[.E17]+(1-[.E17])*([.A17]-[.C17])/([.B17]-[.C17]);[.E17]*([.A17]-[.D17])/([.B17]-[.C17])))" office:value-type="float" office:value="-17.5" calcext:value-type="float">
            <text:p>-17,5</text:p>
          </table:table-cell>
          <table:table-cell table:formula="of:=IF([.F17]&lt;0;0;IF([.F17]&gt;1;1;[.F1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17]" office:value-type="float" office:value="0.9" calcext:value-type="float">
            <text:p>0,9</text:p>
          </table:table-cell>
          <table:table-cell table:formula="of:=[.C17]" office:value-type="float" office:value="0.89" calcext:value-type="float">
            <text:p>0,89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0.5" calcext:value-type="float">
            <text:p>0,5</text:p>
          </table:table-cell>
          <table:table-cell table:formula="of:=IF([.A18]&gt;[.B18];1;IF([.A18]&gt;[.C18];[.E18]+(1-[.E18])*([.A18]-[.C18])/([.B18]-[.C18]);[.E18]*([.A18]-[.D18])/([.B18]-[.C18])))" office:value-type="float" office:value="-15" calcext:value-type="float">
            <text:p>-15</text:p>
          </table:table-cell>
          <table:table-cell table:formula="of:=IF([.F18]&lt;0;0;IF([.F18]&gt;1;1;[.F1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B18]" office:value-type="float" office:value="0.9" calcext:value-type="float">
            <text:p>0,9</text:p>
          </table:table-cell>
          <table:table-cell table:formula="of:=[.C18]" office:value-type="float" office:value="0.89" calcext:value-type="float">
            <text:p>0,89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0.5" calcext:value-type="float">
            <text:p>0,5</text:p>
          </table:table-cell>
          <table:table-cell table:formula="of:=IF([.A19]&gt;[.B19];1;IF([.A19]&gt;[.C19];[.E19]+(1-[.E19])*([.A19]-[.C19])/([.B19]-[.C19]);[.E19]*([.A19]-[.D19])/([.B19]-[.C19])))" office:value-type="float" office:value="-12.5" calcext:value-type="float">
            <text:p>-12,5</text:p>
          </table:table-cell>
          <table:table-cell table:formula="of:=IF([.F19]&lt;0;0;IF([.F19]&gt;1;1;[.F1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19]" office:value-type="float" office:value="0.9" calcext:value-type="float">
            <text:p>0,9</text:p>
          </table:table-cell>
          <table:table-cell table:formula="of:=[.C19]" office:value-type="float" office:value="0.89" calcext:value-type="float">
            <text:p>0,89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0.5" calcext:value-type="float">
            <text:p>0,5</text:p>
          </table:table-cell>
          <table:table-cell table:formula="of:=IF([.A20]&gt;[.B20];1;IF([.A20]&gt;[.C20];[.E20]+(1-[.E20])*([.A20]-[.C20])/([.B20]-[.C20]);[.E20]*([.A20]-[.D20])/([.B20]-[.C20])))" office:value-type="float" office:value="-9.99999999999999" calcext:value-type="float">
            <text:p>-9,99999999999999</text:p>
          </table:table-cell>
          <table:table-cell table:formula="of:=IF([.F20]&lt;0;0;IF([.F20]&gt;1;1;[.F2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B20]" office:value-type="float" office:value="0.9" calcext:value-type="float">
            <text:p>0,9</text:p>
          </table:table-cell>
          <table:table-cell table:formula="of:=[.C20]" office:value-type="float" office:value="0.89" calcext:value-type="float">
            <text:p>0,89</text:p>
          </table:table-cell>
          <table:table-cell table:formula="of:=[.D20]" office:value-type="float" office:value="1" calcext:value-type="float">
            <text:p>1</text:p>
          </table:table-cell>
          <table:table-cell table:formula="of:=[.E20]" office:value-type="float" office:value="0.5" calcext:value-type="float">
            <text:p>0,5</text:p>
          </table:table-cell>
          <table:table-cell table:formula="of:=IF([.A21]&gt;[.B21];1;IF([.A21]&gt;[.C21];[.E21]+(1-[.E21])*([.A21]-[.C21])/([.B21]-[.C21]);[.E21]*([.A21]-[.D21])/([.B21]-[.C21])))" office:value-type="float" office:value="-7.49999999999999" calcext:value-type="float">
            <text:p>-7,49999999999999</text:p>
          </table:table-cell>
          <table:table-cell table:formula="of:=IF([.F21]&lt;0;0;IF([.F21]&gt;1;1;[.F2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21]" office:value-type="float" office:value="0.9" calcext:value-type="float">
            <text:p>0,9</text:p>
          </table:table-cell>
          <table:table-cell table:formula="of:=[.C21]" office:value-type="float" office:value="0.89" calcext:value-type="float">
            <text:p>0,89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0.5" calcext:value-type="float">
            <text:p>0,5</text:p>
          </table:table-cell>
          <table:table-cell table:formula="of:=IF([.A22]&gt;[.B22];1;IF([.A22]&gt;[.C22];[.E22]+(1-[.E22])*([.A22]-[.C22])/([.B22]-[.C22]);[.E22]*([.A22]-[.D22])/([.B22]-[.C22])))" office:value-type="float" office:value="1" calcext:value-type="float">
            <text:p>1</text:p>
          </table:table-cell>
          <table:table-cell table:formula="of:=IF([.F22]&lt;0;0;IF([.F22]&gt;1;1;[.F2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B22]" office:value-type="float" office:value="0.9" calcext:value-type="float">
            <text:p>0,9</text:p>
          </table:table-cell>
          <table:table-cell table:formula="of:=[.C22]" office:value-type="float" office:value="0.89" calcext:value-type="float">
            <text:p>0,89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0.5" calcext:value-type="float">
            <text:p>0,5</text:p>
          </table:table-cell>
          <table:table-cell table:formula="of:=IF([.A23]&gt;[.B23];1;IF([.A23]&gt;[.C23];[.E23]+(1-[.E23])*([.A23]-[.C23])/([.B23]-[.C23]);[.E23]*([.A23]-[.D23])/([.B23]-[.C23])))" office:value-type="float" office:value="1" calcext:value-type="float">
            <text:p>1</text:p>
          </table:table-cell>
          <table:table-cell table:formula="of:=IF([.F23]&lt;0;0;IF([.F23]&gt;1;1;[.F2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]" office:value-type="float" office:value="0.9" calcext:value-type="float">
            <text:p>0,9</text:p>
          </table:table-cell>
          <table:table-cell table:formula="of:=[.C23]" office:value-type="float" office:value="0.89" calcext:value-type="float">
            <text:p>0,89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0.5" calcext:value-type="float">
            <text:p>0,5</text:p>
          </table:table-cell>
          <table:table-cell table:formula="of:=IF([.A24]&gt;[.B24];1;IF([.A24]&gt;[.C24];[.E24]+(1-[.E24])*([.A24]-[.C24])/([.B24]-[.C24]);[.E24]*([.A24]-[.D24])/([.B24]-[.C24])))" office:value-type="float" office:value="1" calcext:value-type="float">
            <text:p>1</text:p>
          </table:table-cell>
          <table:table-cell table:formula="of:=IF([.F24]&lt;0;0;IF([.F24]&gt;1;1;[.F24]))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Fad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]" office:value-type="float" office:value="0.9" calcext:value-type="float">
            <text:p>0,9</text:p>
          </table:table-cell>
          <table:table-cell table:formula="of:=[.C4]" office:value-type="float" office:value="0.89" calcext:value-type="float">
            <text:p>0,89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0.5" calcext:value-type="float">
            <text:p>0,5</text:p>
          </table:table-cell>
          <table:table-cell table:style-name="ce3" table:formula="of:=IF([.A28]&gt;[.B28];IF([.A28]&gt;[.D28];[.E28]*([.A28]-[.D28])/([.B28]-[.C28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28]" office:value-type="float" office:value="0.9" calcext:value-type="float">
            <text:p>0,9</text:p>
          </table:table-cell>
          <table:table-cell table:formula="of:=[.C28]" office:value-type="float" office:value="0.89" calcext:value-type="float">
            <text:p>0,89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0.5" calcext:value-type="float">
            <text:p>0,5</text:p>
          </table:table-cell>
          <table:table-cell table:style-name="ce3" table:formula="of:=IF([.A29]&gt;[.B29];IF([.A29]&gt;[.D29];[.E29]*([.A29]-[.D29])/([.B29]-[.C29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29]" office:value-type="float" office:value="0.9" calcext:value-type="float">
            <text:p>0,9</text:p>
          </table:table-cell>
          <table:table-cell table:formula="of:=[.C29]" office:value-type="float" office:value="0.89" calcext:value-type="float">
            <text:p>0,89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0.5" calcext:value-type="float">
            <text:p>0,5</text:p>
          </table:table-cell>
          <table:table-cell table:style-name="ce3" table:formula="of:=IF([.A30]&gt;[.B30];IF([.A30]&gt;[.D30];[.E30]*([.A30]-[.D30])/([.B30]-[.C30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B30]" office:value-type="float" office:value="0.9" calcext:value-type="float">
            <text:p>0,9</text:p>
          </table:table-cell>
          <table:table-cell table:formula="of:=[.C30]" office:value-type="float" office:value="0.89" calcext:value-type="float">
            <text:p>0,89</text:p>
          </table:table-cell>
          <table:table-cell table:formula="of:=[.D30]" office:value-type="float" office:value="1" calcext:value-type="float">
            <text:p>1</text:p>
          </table:table-cell>
          <table:table-cell table:formula="of:=[.E30]" office:value-type="float" office:value="0.5" calcext:value-type="float">
            <text:p>0,5</text:p>
          </table:table-cell>
          <table:table-cell table:style-name="ce3" table:formula="of:=IF([.A31]&gt;[.B31];IF([.A31]&gt;[.D31];[.E31]*([.A31]-[.D31])/([.B31]-[.C31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31]" office:value-type="float" office:value="0.9" calcext:value-type="float">
            <text:p>0,9</text:p>
          </table:table-cell>
          <table:table-cell table:formula="of:=[.C31]" office:value-type="float" office:value="0.89" calcext:value-type="float">
            <text:p>0,89</text:p>
          </table:table-cell>
          <table:table-cell table:formula="of:=[.D31]" office:value-type="float" office:value="1" calcext:value-type="float">
            <text:p>1</text:p>
          </table:table-cell>
          <table:table-cell table:formula="of:=[.E31]" office:value-type="float" office:value="0.5" calcext:value-type="float">
            <text:p>0,5</text:p>
          </table:table-cell>
          <table:table-cell table:style-name="ce3" table:formula="of:=IF([.A32]&gt;[.B32];IF([.A32]&gt;[.D32];[.E32]*([.A32]-[.D32])/([.B32]-[.C32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B32]" office:value-type="float" office:value="0.9" calcext:value-type="float">
            <text:p>0,9</text:p>
          </table:table-cell>
          <table:table-cell table:formula="of:=[.C32]" office:value-type="float" office:value="0.89" calcext:value-type="float">
            <text:p>0,89</text:p>
          </table:table-cell>
          <table:table-cell table:formula="of:=[.D32]" office:value-type="float" office:value="1" calcext:value-type="float">
            <text:p>1</text:p>
          </table:table-cell>
          <table:table-cell table:formula="of:=[.E32]" office:value-type="float" office:value="0.5" calcext:value-type="float">
            <text:p>0,5</text:p>
          </table:table-cell>
          <table:table-cell table:style-name="ce3" table:formula="of:=IF([.A33]&gt;[.B33];IF([.A33]&gt;[.D33];[.E33]*([.A33]-[.D33])/([.B33]-[.C33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33]" office:value-type="float" office:value="0.9" calcext:value-type="float">
            <text:p>0,9</text:p>
          </table:table-cell>
          <table:table-cell table:formula="of:=[.C33]" office:value-type="float" office:value="0.89" calcext:value-type="float">
            <text:p>0,89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0.5" calcext:value-type="float">
            <text:p>0,5</text:p>
          </table:table-cell>
          <table:table-cell table:style-name="ce3" table:formula="of:=IF([.A34]&gt;[.B34];IF([.A34]&gt;[.D34];[.E34]*([.A34]-[.D34])/([.B34]-[.C34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B34]" office:value-type="float" office:value="0.9" calcext:value-type="float">
            <text:p>0,9</text:p>
          </table:table-cell>
          <table:table-cell table:formula="of:=[.C34]" office:value-type="float" office:value="0.89" calcext:value-type="float">
            <text:p>0,89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0.5" calcext:value-type="float">
            <text:p>0,5</text:p>
          </table:table-cell>
          <table:table-cell table:style-name="ce3" table:formula="of:=IF([.A35]&gt;[.B35];IF([.A35]&gt;[.D35];[.E35]*([.A35]-[.D35])/([.B35]-[.C35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35]" office:value-type="float" office:value="0.9" calcext:value-type="float">
            <text:p>0,9</text:p>
          </table:table-cell>
          <table:table-cell table:formula="of:=[.C35]" office:value-type="float" office:value="0.89" calcext:value-type="float">
            <text:p>0,89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0.5" calcext:value-type="float">
            <text:p>0,5</text:p>
          </table:table-cell>
          <table:table-cell table:style-name="ce3" table:formula="of:=IF([.A36]&gt;[.B36];IF([.A36]&gt;[.D36];[.E36]*([.A36]-[.D36])/([.B36]-[.C36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B36]" office:value-type="float" office:value="0.9" calcext:value-type="float">
            <text:p>0,9</text:p>
          </table:table-cell>
          <table:table-cell table:formula="of:=[.C36]" office:value-type="float" office:value="0.89" calcext:value-type="float">
            <text:p>0,89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0.5" calcext:value-type="float">
            <text:p>0,5</text:p>
          </table:table-cell>
          <table:table-cell table:style-name="ce3" table:formula="of:=IF([.A37]&gt;[.B37];IF([.A37]&gt;[.D37];[.E37]*([.A37]-[.D37])/([.B37]-[.C37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37]" office:value-type="float" office:value="0.9" calcext:value-type="float">
            <text:p>0,9</text:p>
          </table:table-cell>
          <table:table-cell table:formula="of:=[.C37]" office:value-type="float" office:value="0.89" calcext:value-type="float">
            <text:p>0,89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0.5" calcext:value-type="float">
            <text:p>0,5</text:p>
          </table:table-cell>
          <table:table-cell table:style-name="ce3" table:formula="of:=IF([.A38]&gt;[.B38];IF([.A38]&gt;[.D38];[.E38]*([.A38]-[.D38])/([.B38]-[.C38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B38]" office:value-type="float" office:value="0.9" calcext:value-type="float">
            <text:p>0,9</text:p>
          </table:table-cell>
          <table:table-cell table:formula="of:=[.C38]" office:value-type="float" office:value="0.89" calcext:value-type="float">
            <text:p>0,89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0.5" calcext:value-type="float">
            <text:p>0,5</text:p>
          </table:table-cell>
          <table:table-cell table:style-name="ce3" table:formula="of:=IF([.A39]&gt;[.B39];IF([.A39]&gt;[.D39];[.E39]*([.A39]-[.D39])/([.B39]-[.C39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39]" office:value-type="float" office:value="0.9" calcext:value-type="float">
            <text:p>0,9</text:p>
          </table:table-cell>
          <table:table-cell table:formula="of:=[.C39]" office:value-type="float" office:value="0.89" calcext:value-type="float">
            <text:p>0,89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0.5" calcext:value-type="float">
            <text:p>0,5</text:p>
          </table:table-cell>
          <table:table-cell table:style-name="ce3" table:formula="of:=IF([.A40]&gt;[.B40];IF([.A40]&gt;[.D40];[.E40]*([.A40]-[.D40])/([.B40]-[.C40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B40]" office:value-type="float" office:value="0.9" calcext:value-type="float">
            <text:p>0,9</text:p>
          </table:table-cell>
          <table:table-cell table:formula="of:=[.C40]" office:value-type="float" office:value="0.89" calcext:value-type="float">
            <text:p>0,89</text:p>
          </table:table-cell>
          <table:table-cell table:formula="of:=[.D40]" office:value-type="float" office:value="1" calcext:value-type="float">
            <text:p>1</text:p>
          </table:table-cell>
          <table:table-cell table:formula="of:=[.E40]" office:value-type="float" office:value="0.5" calcext:value-type="float">
            <text:p>0,5</text:p>
          </table:table-cell>
          <table:table-cell table:style-name="ce3" table:formula="of:=IF([.A41]&gt;[.B41];IF([.A41]&gt;[.D41];[.E41]*([.A41]-[.D41])/([.B41]-[.C41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41]" office:value-type="float" office:value="0.9" calcext:value-type="float">
            <text:p>0,9</text:p>
          </table:table-cell>
          <table:table-cell table:formula="of:=[.C41]" office:value-type="float" office:value="0.89" calcext:value-type="float">
            <text:p>0,89</text:p>
          </table:table-cell>
          <table:table-cell table:formula="of:=[.D41]" office:value-type="float" office:value="1" calcext:value-type="float">
            <text:p>1</text:p>
          </table:table-cell>
          <table:table-cell table:formula="of:=[.E41]" office:value-type="float" office:value="0.5" calcext:value-type="float">
            <text:p>0,5</text:p>
          </table:table-cell>
          <table:table-cell table:style-name="ce3" table:formula="of:=IF([.A42]&gt;[.B42];IF([.A42]&gt;[.D42];[.E42]*([.A42]-[.D42])/([.B42]-[.C42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B42]" office:value-type="float" office:value="0.9" calcext:value-type="float">
            <text:p>0,9</text:p>
          </table:table-cell>
          <table:table-cell table:formula="of:=[.C42]" office:value-type="float" office:value="0.89" calcext:value-type="float">
            <text:p>0,89</text:p>
          </table:table-cell>
          <table:table-cell table:formula="of:=[.D42]" office:value-type="float" office:value="1" calcext:value-type="float">
            <text:p>1</text:p>
          </table:table-cell>
          <table:table-cell table:formula="of:=[.E42]" office:value-type="float" office:value="0.5" calcext:value-type="float">
            <text:p>0,5</text:p>
          </table:table-cell>
          <table:table-cell table:style-name="ce3" table:formula="of:=IF([.A43]&gt;[.B43];IF([.A43]&gt;[.D43];[.E43]*([.A43]-[.D43])/([.B43]-[.C43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43]" office:value-type="float" office:value="0.9" calcext:value-type="float">
            <text:p>0,9</text:p>
          </table:table-cell>
          <table:table-cell table:formula="of:=[.C43]" office:value-type="float" office:value="0.89" calcext:value-type="float">
            <text:p>0,89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0.5" calcext:value-type="float">
            <text:p>0,5</text:p>
          </table:table-cell>
          <table:table-cell table:style-name="ce3" table:formula="of:=IF([.A44]&gt;[.B44];IF([.A44]&gt;[.D44];[.E44]*([.A44]-[.D44])/([.B44]-[.C44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B44]" office:value-type="float" office:value="0.9" calcext:value-type="float">
            <text:p>0,9</text:p>
          </table:table-cell>
          <table:table-cell table:formula="of:=[.C44]" office:value-type="float" office:value="0.89" calcext:value-type="float">
            <text:p>0,89</text:p>
          </table:table-cell>
          <table:table-cell table:formula="of:=[.D44]" office:value-type="float" office:value="1" calcext:value-type="float">
            <text:p>1</text:p>
          </table:table-cell>
          <table:table-cell table:formula="of:=[.E44]" office:value-type="float" office:value="0.5" calcext:value-type="float">
            <text:p>0,5</text:p>
          </table:table-cell>
          <table:table-cell table:style-name="ce3" table:formula="of:=IF([.A45]&gt;[.B45];IF([.A45]&gt;[.D45];[.E45]*([.A45]-[.D45])/([.B45]-[.C45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45]" office:value-type="float" office:value="0.9" calcext:value-type="float">
            <text:p>0,9</text:p>
          </table:table-cell>
          <table:table-cell table:formula="of:=[.C45]" office:value-type="float" office:value="0.89" calcext:value-type="float">
            <text:p>0,89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0.5" calcext:value-type="float">
            <text:p>0,5</text:p>
          </table:table-cell>
          <table:table-cell table:style-name="ce3" table:formula="of:=IF([.A46]&gt;[.B46];IF([.A46]&gt;[.D46];[.E46]*([.A46]-[.D46])/([.B46]-[.C46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B46]" office:value-type="float" office:value="0.9" calcext:value-type="float">
            <text:p>0,9</text:p>
          </table:table-cell>
          <table:table-cell table:formula="of:=[.C46]" office:value-type="float" office:value="0.89" calcext:value-type="float">
            <text:p>0,89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0.5" calcext:value-type="float">
            <text:p>0,5</text:p>
          </table:table-cell>
          <table:table-cell table:style-name="ce3" table:formula="of:=IF([.A47]&gt;[.B47];IF([.A47]&gt;[.D47];[.E47]*([.A47]-[.D47])/([.B47]-[.C47]);0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]" office:value-type="float" office:value="0.9" calcext:value-type="float">
            <text:p>0,9</text:p>
          </table:table-cell>
          <table:table-cell table:formula="of:=[.C47]" office:value-type="float" office:value="0.89" calcext:value-type="float">
            <text:p>0,89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0.5" calcext:value-type="float">
            <text:p>0,5</text:p>
          </table:table-cell>
          <table:table-cell table:style-name="ce3" table:formula="of:=IF([.A48]&gt;[.B48];IF([.A48]&gt;[.D48];[.E48]*([.A48]-[.D48])/([.B48]-[.C48]);0);0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Fad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formula="of:=IF([.A52]&gt;[.B52];1;[.E52]+(1-[.E52])*([.A52]-[.C52])/([.B52]-[.C52])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52]" office:value-type="float" office:value="0.8" calcext:value-type="float">
            <text:p>0,8</text:p>
          </table:table-cell>
          <table:table-cell table:formula="of:=[.C52]" office:value-type="float" office:value="0.6" calcext:value-type="float">
            <text:p>0,6</text:p>
          </table:table-cell>
          <table:table-cell table:formula="of:=[.D52]" office:value-type="float" office:value="0.7" calcext:value-type="float">
            <text:p>0,7</text:p>
          </table:table-cell>
          <table:table-cell table:formula="of:=[.E52]" office:value-type="float" office:value="0.5" calcext:value-type="float">
            <text:p>0,5</text:p>
          </table:table-cell>
          <table:table-cell table:formula="of:=IF([.A53]&gt;[.B53];1;[.E53]+(1-[.E53])*([.A53]-[.C53])/([.B53]-[.C53]))" office:value-type="float" office:value="-0.875" calcext:value-type="float">
            <text:p>-0,875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53]" office:value-type="float" office:value="0.8" calcext:value-type="float">
            <text:p>0,8</text:p>
          </table:table-cell>
          <table:table-cell table:formula="of:=[.C53]" office:value-type="float" office:value="0.6" calcext:value-type="float">
            <text:p>0,6</text:p>
          </table:table-cell>
          <table:table-cell table:formula="of:=[.D53]" office:value-type="float" office:value="0.7" calcext:value-type="float">
            <text:p>0,7</text:p>
          </table:table-cell>
          <table:table-cell table:formula="of:=[.E53]" office:value-type="float" office:value="0.5" calcext:value-type="float">
            <text:p>0,5</text:p>
          </table:table-cell>
          <table:table-cell table:formula="of:=IF([.A54]&gt;[.B54];1;[.E54]+(1-[.E54])*([.A54]-[.C54])/([.B54]-[.C54]))" office:value-type="float" office:value="-0.750000000000001" calcext:value-type="float">
            <text:p>-0,750000000000001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B54]" office:value-type="float" office:value="0.8" calcext:value-type="float">
            <text:p>0,8</text:p>
          </table:table-cell>
          <table:table-cell table:formula="of:=[.C54]" office:value-type="float" office:value="0.6" calcext:value-type="float">
            <text:p>0,6</text:p>
          </table:table-cell>
          <table:table-cell table:formula="of:=[.D54]" office:value-type="float" office:value="0.7" calcext:value-type="float">
            <text:p>0,7</text:p>
          </table:table-cell>
          <table:table-cell table:formula="of:=[.E54]" office:value-type="float" office:value="0.5" calcext:value-type="float">
            <text:p>0,5</text:p>
          </table:table-cell>
          <table:table-cell table:formula="of:=IF([.A55]&gt;[.B55];1;[.E55]+(1-[.E55])*([.A55]-[.C55])/([.B55]-[.C55]))" office:value-type="float" office:value="-0.625" calcext:value-type="float">
            <text:p>-0,625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55]" office:value-type="float" office:value="0.8" calcext:value-type="float">
            <text:p>0,8</text:p>
          </table:table-cell>
          <table:table-cell table:formula="of:=[.C55]" office:value-type="float" office:value="0.6" calcext:value-type="float">
            <text:p>0,6</text:p>
          </table:table-cell>
          <table:table-cell table:formula="of:=[.D55]" office:value-type="float" office:value="0.7" calcext:value-type="float">
            <text:p>0,7</text:p>
          </table:table-cell>
          <table:table-cell table:formula="of:=[.E55]" office:value-type="float" office:value="0.5" calcext:value-type="float">
            <text:p>0,5</text:p>
          </table:table-cell>
          <table:table-cell table:formula="of:=IF([.A56]&gt;[.B56];1;[.E56]+(1-[.E56])*([.A56]-[.C56])/([.B56]-[.C56]))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B56]" office:value-type="float" office:value="0.8" calcext:value-type="float">
            <text:p>0,8</text:p>
          </table:table-cell>
          <table:table-cell table:formula="of:=[.C56]" office:value-type="float" office:value="0.6" calcext:value-type="float">
            <text:p>0,6</text:p>
          </table:table-cell>
          <table:table-cell table:formula="of:=[.D56]" office:value-type="float" office:value="0.7" calcext:value-type="float">
            <text:p>0,7</text:p>
          </table:table-cell>
          <table:table-cell table:formula="of:=[.E56]" office:value-type="float" office:value="0.5" calcext:value-type="float">
            <text:p>0,5</text:p>
          </table:table-cell>
          <table:table-cell table:formula="of:=IF([.A57]&gt;[.B57];1;[.E57]+(1-[.E57])*([.A57]-[.C57])/([.B57]-[.C57]))" office:value-type="float" office:value="-0.375" calcext:value-type="float">
            <text:p>-0,375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57]" office:value-type="float" office:value="0.8" calcext:value-type="float">
            <text:p>0,8</text:p>
          </table:table-cell>
          <table:table-cell table:formula="of:=[.C57]" office:value-type="float" office:value="0.6" calcext:value-type="float">
            <text:p>0,6</text:p>
          </table:table-cell>
          <table:table-cell table:formula="of:=[.D57]" office:value-type="float" office:value="0.7" calcext:value-type="float">
            <text:p>0,7</text:p>
          </table:table-cell>
          <table:table-cell table:formula="of:=[.E57]" office:value-type="float" office:value="0.5" calcext:value-type="float">
            <text:p>0,5</text:p>
          </table:table-cell>
          <table:table-cell table:formula="of:=IF([.A58]&gt;[.B58];1;[.E58]+(1-[.E58])*([.A58]-[.C58])/([.B58]-[.C58]))" office:value-type="float" office:value="-0.25" calcext:value-type="float">
            <text:p>-0,25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B58]" office:value-type="float" office:value="0.8" calcext:value-type="float">
            <text:p>0,8</text:p>
          </table:table-cell>
          <table:table-cell table:formula="of:=[.C58]" office:value-type="float" office:value="0.6" calcext:value-type="float">
            <text:p>0,6</text:p>
          </table:table-cell>
          <table:table-cell table:formula="of:=[.D58]" office:value-type="float" office:value="0.7" calcext:value-type="float">
            <text:p>0,7</text:p>
          </table:table-cell>
          <table:table-cell table:formula="of:=[.E58]" office:value-type="float" office:value="0.5" calcext:value-type="float">
            <text:p>0,5</text:p>
          </table:table-cell>
          <table:table-cell table:formula="of:=IF([.A59]&gt;[.B59];1;[.E59]+(1-[.E59])*([.A59]-[.C59])/([.B59]-[.C59]))" office:value-type="float" office:value="-0.125" calcext:value-type="float">
            <text:p>-0,125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59]" office:value-type="float" office:value="0.8" calcext:value-type="float">
            <text:p>0,8</text:p>
          </table:table-cell>
          <table:table-cell table:formula="of:=[.C59]" office:value-type="float" office:value="0.6" calcext:value-type="float">
            <text:p>0,6</text:p>
          </table:table-cell>
          <table:table-cell table:formula="of:=[.D59]" office:value-type="float" office:value="0.7" calcext:value-type="float">
            <text:p>0,7</text:p>
          </table:table-cell>
          <table:table-cell table:formula="of:=[.E59]" office:value-type="float" office:value="0.5" calcext:value-type="float">
            <text:p>0,5</text:p>
          </table:table-cell>
          <table:table-cell table:formula="of:=IF([.A60]&gt;[.B60];1;[.E60]+(1-[.E60])*([.A60]-[.C60])/([.B60]-[.C60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B60]" office:value-type="float" office:value="0.8" calcext:value-type="float">
            <text:p>0,8</text:p>
          </table:table-cell>
          <table:table-cell table:formula="of:=[.C60]" office:value-type="float" office:value="0.6" calcext:value-type="float">
            <text:p>0,6</text:p>
          </table:table-cell>
          <table:table-cell table:formula="of:=[.D60]" office:value-type="float" office:value="0.7" calcext:value-type="float">
            <text:p>0,7</text:p>
          </table:table-cell>
          <table:table-cell table:formula="of:=[.E60]" office:value-type="float" office:value="0.5" calcext:value-type="float">
            <text:p>0,5</text:p>
          </table:table-cell>
          <table:table-cell table:formula="of:=IF([.A61]&gt;[.B61];1;[.E61]+(1-[.E61])*([.A61]-[.C61])/([.B61]-[.C61]))" office:value-type="float" office:value="0.125" calcext:value-type="float">
            <text:p>0,125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61]" office:value-type="float" office:value="0.8" calcext:value-type="float">
            <text:p>0,8</text:p>
          </table:table-cell>
          <table:table-cell table:formula="of:=[.C61]" office:value-type="float" office:value="0.6" calcext:value-type="float">
            <text:p>0,6</text:p>
          </table:table-cell>
          <table:table-cell table:formula="of:=[.D61]" office:value-type="float" office:value="0.7" calcext:value-type="float">
            <text:p>0,7</text:p>
          </table:table-cell>
          <table:table-cell table:formula="of:=[.E61]" office:value-type="float" office:value="0.5" calcext:value-type="float">
            <text:p>0,5</text:p>
          </table:table-cell>
          <table:table-cell table:formula="of:=IF([.A62]&gt;[.B62];1;[.E62]+(1-[.E62])*([.A62]-[.C62])/([.B62]-[.C62]))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B62]" office:value-type="float" office:value="0.8" calcext:value-type="float">
            <text:p>0,8</text:p>
          </table:table-cell>
          <table:table-cell table:formula="of:=[.C62]" office:value-type="float" office:value="0.6" calcext:value-type="float">
            <text:p>0,6</text:p>
          </table:table-cell>
          <table:table-cell table:formula="of:=[.D62]" office:value-type="float" office:value="0.7" calcext:value-type="float">
            <text:p>0,7</text:p>
          </table:table-cell>
          <table:table-cell table:formula="of:=[.E62]" office:value-type="float" office:value="0.5" calcext:value-type="float">
            <text:p>0,5</text:p>
          </table:table-cell>
          <table:table-cell table:formula="of:=IF([.A63]&gt;[.B63];1;[.E63]+(1-[.E63])*([.A63]-[.C63])/([.B63]-[.C63]))" office:value-type="float" office:value="0.375" calcext:value-type="float">
            <text:p>0,375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63]" office:value-type="float" office:value="0.8" calcext:value-type="float">
            <text:p>0,8</text:p>
          </table:table-cell>
          <table:table-cell table:formula="of:=[.C63]" office:value-type="float" office:value="0.6" calcext:value-type="float">
            <text:p>0,6</text:p>
          </table:table-cell>
          <table:table-cell table:formula="of:=[.D63]" office:value-type="float" office:value="0.7" calcext:value-type="float">
            <text:p>0,7</text:p>
          </table:table-cell>
          <table:table-cell table:formula="of:=[.E63]" office:value-type="float" office:value="0.5" calcext:value-type="float">
            <text:p>0,5</text:p>
          </table:table-cell>
          <table:table-cell table:formula="of:=IF([.A64]&gt;[.B64];1;[.E64]+(1-[.E64])*([.A64]-[.C64])/([.B64]-[.C64]))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B64]" office:value-type="float" office:value="0.8" calcext:value-type="float">
            <text:p>0,8</text:p>
          </table:table-cell>
          <table:table-cell table:formula="of:=[.C64]" office:value-type="float" office:value="0.6" calcext:value-type="float">
            <text:p>0,6</text:p>
          </table:table-cell>
          <table:table-cell table:formula="of:=[.D64]" office:value-type="float" office:value="0.7" calcext:value-type="float">
            <text:p>0,7</text:p>
          </table:table-cell>
          <table:table-cell table:formula="of:=[.E64]" office:value-type="float" office:value="0.5" calcext:value-type="float">
            <text:p>0,5</text:p>
          </table:table-cell>
          <table:table-cell table:formula="of:=IF([.A65]&gt;[.B65];1;[.E65]+(1-[.E65])*([.A65]-[.C65])/([.B65]-[.C65]))" office:value-type="float" office:value="0.625" calcext:value-type="float">
            <text:p>0,625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65]" office:value-type="float" office:value="0.8" calcext:value-type="float">
            <text:p>0,8</text:p>
          </table:table-cell>
          <table:table-cell table:formula="of:=[.C65]" office:value-type="float" office:value="0.6" calcext:value-type="float">
            <text:p>0,6</text:p>
          </table:table-cell>
          <table:table-cell table:formula="of:=[.D65]" office:value-type="float" office:value="0.7" calcext:value-type="float">
            <text:p>0,7</text:p>
          </table:table-cell>
          <table:table-cell table:formula="of:=[.E65]" office:value-type="float" office:value="0.5" calcext:value-type="float">
            <text:p>0,5</text:p>
          </table:table-cell>
          <table:table-cell table:formula="of:=IF([.A66]&gt;[.B66];1;[.E66]+(1-[.E66])*([.A66]-[.C66])/([.B66]-[.C66]))"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B66]" office:value-type="float" office:value="0.8" calcext:value-type="float">
            <text:p>0,8</text:p>
          </table:table-cell>
          <table:table-cell table:formula="of:=[.C66]" office:value-type="float" office:value="0.6" calcext:value-type="float">
            <text:p>0,6</text:p>
          </table:table-cell>
          <table:table-cell table:formula="of:=[.D66]" office:value-type="float" office:value="0.7" calcext:value-type="float">
            <text:p>0,7</text:p>
          </table:table-cell>
          <table:table-cell table:formula="of:=[.E66]" office:value-type="float" office:value="0.5" calcext:value-type="float">
            <text:p>0,5</text:p>
          </table:table-cell>
          <table:table-cell table:formula="of:=IF([.A67]&gt;[.B67];1;[.E67]+(1-[.E67])*([.A67]-[.C67])/([.B67]-[.C67]))" office:value-type="float" office:value="0.875" calcext:value-type="float">
            <text:p>0,875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67]" office:value-type="float" office:value="0.8" calcext:value-type="float">
            <text:p>0,8</text:p>
          </table:table-cell>
          <table:table-cell table:formula="of:=[.C67]" office:value-type="float" office:value="0.6" calcext:value-type="float">
            <text:p>0,6</text:p>
          </table:table-cell>
          <table:table-cell table:formula="of:=[.D67]" office:value-type="float" office:value="0.7" calcext:value-type="float">
            <text:p>0,7</text:p>
          </table:table-cell>
          <table:table-cell table:formula="of:=[.E67]" office:value-type="float" office:value="0.5" calcext:value-type="float">
            <text:p>0,5</text:p>
          </table:table-cell>
          <table:table-cell table:formula="of:=IF([.A68]&gt;[.B68];1;[.E68]+(1-[.E68])*([.A68]-[.C68])/([.B68]-[.C6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B68]" office:value-type="float" office:value="0.8" calcext:value-type="float">
            <text:p>0,8</text:p>
          </table:table-cell>
          <table:table-cell table:formula="of:=[.C68]" office:value-type="float" office:value="0.6" calcext:value-type="float">
            <text:p>0,6</text:p>
          </table:table-cell>
          <table:table-cell table:formula="of:=[.D68]" office:value-type="float" office:value="0.7" calcext:value-type="float">
            <text:p>0,7</text:p>
          </table:table-cell>
          <table:table-cell table:formula="of:=[.E68]" office:value-type="float" office:value="0.5" calcext:value-type="float">
            <text:p>0,5</text:p>
          </table:table-cell>
          <table:table-cell table:formula="of:=IF([.A69]&gt;[.B69];1;[.E69]+(1-[.E69])*([.A69]-[.C69])/([.B69]-[.C6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69]" office:value-type="float" office:value="0.8" calcext:value-type="float">
            <text:p>0,8</text:p>
          </table:table-cell>
          <table:table-cell table:formula="of:=[.C69]" office:value-type="float" office:value="0.6" calcext:value-type="float">
            <text:p>0,6</text:p>
          </table:table-cell>
          <table:table-cell table:formula="of:=[.D69]" office:value-type="float" office:value="0.7" calcext:value-type="float">
            <text:p>0,7</text:p>
          </table:table-cell>
          <table:table-cell table:formula="of:=[.E69]" office:value-type="float" office:value="0.5" calcext:value-type="float">
            <text:p>0,5</text:p>
          </table:table-cell>
          <table:table-cell table:formula="of:=IF([.A70]&gt;[.B70];1;[.E70]+(1-[.E70])*([.A70]-[.C70])/([.B70]-[.C7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B70]" office:value-type="float" office:value="0.8" calcext:value-type="float">
            <text:p>0,8</text:p>
          </table:table-cell>
          <table:table-cell table:formula="of:=[.C70]" office:value-type="float" office:value="0.6" calcext:value-type="float">
            <text:p>0,6</text:p>
          </table:table-cell>
          <table:table-cell table:formula="of:=[.D70]" office:value-type="float" office:value="0.7" calcext:value-type="float">
            <text:p>0,7</text:p>
          </table:table-cell>
          <table:table-cell table:formula="of:=[.E70]" office:value-type="float" office:value="0.5" calcext:value-type="float">
            <text:p>0,5</text:p>
          </table:table-cell>
          <table:table-cell table:formula="of:=IF([.A71]&gt;[.B71];1;[.E71]+(1-[.E71])*([.A71]-[.C71])/([.B71]-[.C7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1]" office:value-type="float" office:value="0.8" calcext:value-type="float">
            <text:p>0,8</text:p>
          </table:table-cell>
          <table:table-cell table:formula="of:=[.C71]" office:value-type="float" office:value="0.6" calcext:value-type="float">
            <text:p>0,6</text:p>
          </table:table-cell>
          <table:table-cell table:formula="of:=[.D71]" office:value-type="float" office:value="0.7" calcext:value-type="float">
            <text:p>0,7</text:p>
          </table:table-cell>
          <table:table-cell table:formula="of:=[.E71]" office:value-type="float" office:value="0.5" calcext:value-type="float">
            <text:p>0,5</text:p>
          </table:table-cell>
          <table:table-cell table:formula="of:=IF([.A72]&gt;[.B72];1;[.E72]+(1-[.E72])*([.A72]-[.C72])/([.B72]-[.C72])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irection</text:p>
          </table:table-cell>
          <table:table-cell table:number-columns-repeated="4"/>
          <table:table-cell office:value-type="string" calcext:value-type="string">
            <text:p>Fad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[.F28]+[.F5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4"/>
          <table:table-cell table:formula="of:=[.F29]+[.F53]" office:value-type="float" office:value="-0.875" calcext:value-type="float">
            <text:p>-0,875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4"/>
          <table:table-cell table:formula="of:=[.F30]+[.F54]" office:value-type="float" office:value="-0.750000000000001" calcext:value-type="float">
            <text:p>-0,750000000000001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table:number-columns-repeated="4"/>
          <table:table-cell table:formula="of:=[.F31]+[.F55]" office:value-type="float" office:value="-0.625" calcext:value-type="float">
            <text:p>-0,625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4"/>
          <table:table-cell table:formula="of:=[.F32]+[.F56]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4"/>
          <table:table-cell table:formula="of:=[.F33]+[.F57]" office:value-type="float" office:value="-0.375" calcext:value-type="float">
            <text:p>-0,375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/>
          <table:table-cell table:formula="of:=[.F34]+[.F58]" office:value-type="float" office:value="-0.25" calcext:value-type="float">
            <text:p>-0,25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number-columns-repeated="4"/>
          <table:table-cell table:formula="of:=[.F35]+[.F59]" office:value-type="float" office:value="-0.125" calcext:value-type="float">
            <text:p>-0,125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/>
          <table:table-cell table:formula="of:=[.F36]+[.F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4"/>
          <table:table-cell table:formula="of:=[.F37]+[.F61]" office:value-type="float" office:value="0.125" calcext:value-type="float">
            <text:p>0,125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/>
          <table:table-cell table:formula="of:=[.F38]+[.F62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4"/>
          <table:table-cell table:formula="of:=[.F39]+[.F63]" office:value-type="float" office:value="0.375" calcext:value-type="float">
            <text:p>0,375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/>
          <table:table-cell table:formula="of:=[.F40]+[.F64]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4"/>
          <table:table-cell table:formula="of:=[.F41]+[.F65]" office:value-type="float" office:value="0.625" calcext:value-type="float">
            <text:p>0,625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/>
          <table:table-cell table:formula="of:=[.F42]+[.F66]"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4"/>
          <table:table-cell table:formula="of:=[.F43]+[.F67]" office:value-type="float" office:value="0.875" calcext:value-type="float">
            <text:p>0,875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/>
          <table:table-cell table:formula="of:=[.F44]+[.F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85" calcext:value-type="float">
            <text:p>0,85</text:p>
          </table:table-cell>
          <table:table-cell table:number-columns-repeated="4"/>
          <table:table-cell table:formula="of:=[.F45]+[.F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4"/>
          <table:table-cell table:formula="of:=[.F46]+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4"/>
          <table:table-cell table:formula="of:=[.F47]+[.F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formula="of:=[.F48]+[.F72]" office:value-type="float" office:value="1" calcext:value-type="float">
            <text:p>1</text:p>
          </table:table-cell>
          <table:table-cell/>
        </table:table-row>
      </table:table>
      <table:table table:name="Foglio2" table:style-name="ta1">
        <table:shapes>
          <draw:frame draw:z-index="0" draw:style-name="gr1" draw:text-style-name="P1" svg:width="160.17mm" svg:height="90.31mm" svg:x="187.87mm" svg:y="14.37mm">
            <draw:object draw:notify-on-update-of-ranges="Foglio2.A4:Foglio2.A104 Foglio2.F3:Foglio2.F3 Foglio2.F4:Foglio2.F104 Foglio2.A4:Foglio2.A104 Foglio2.G3:Foglio2.G3 Foglio2.G4:Foglio2.G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og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B2]" office:value-type="float" office:value="0.9" calcext:value-type="float">
            <text:p>0,9</text:p>
          </table:table-cell>
          <table:table-cell table:formula="of:=1-[.C2]" office:value-type="float" office:value="1" calcext:value-type="float">
            <text:p>1</text:p>
          </table:table-cell>
          <table:table-cell table:formula="of:=1-[.D2]" office:value-type="float" office:value="0.9" calcext:value-type="float">
            <text:p>0,9</text:p>
          </table:table-cell>
          <table:table-cell table:formula="of:=[.E2]" office:value-type="float" office:value="0.2" calcext:value-type="float">
            <text:p>0,2</text:p>
          </table:table-cell>
          <table:table-cell table:formula="of:=IF([.A4]&gt;[.B4];1;IF([.A4]&gt;[.C4];[.E4]+(1-[.E4])*([.A4]-[.C4])/([.B4]-[.C4]);[.E4]*([.A4]-[.D4])/([.B4]-[.C4])))" office:value-type="float" office:value="1.8" calcext:value-type="float">
            <text:p>1,8</text:p>
          </table:table-cell>
          <table:table-cell table:formula="of:=IF([.F4]&lt;0;0;IF([.F4]&gt;1;1;[.F4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B4]" office:value-type="float" office:value="0.9" calcext:value-type="float">
            <text:p>0,9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.9" calcext:value-type="float">
            <text:p>0,9</text:p>
          </table:table-cell>
          <table:table-cell table:formula="of:=[.E4]" office:value-type="float" office:value="0.2" calcext:value-type="float">
            <text:p>0,2</text:p>
          </table:table-cell>
          <table:table-cell table:formula="of:=IF([.A5]&gt;[.B5];1;IF([.A5]&gt;[.C5];[.E5]+(1-[.E5])*([.A5]-[.C5])/([.B5]-[.C5]);[.E5]*([.A5]-[.D5])/([.B5]-[.C5])))" office:value-type="float" office:value="1.78" calcext:value-type="float">
            <text:p>1,78</text:p>
          </table:table-cell>
          <table:table-cell table:formula="of:=IF([.F5]&lt;0;0;IF([.F5]&gt;1;1;[.F5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B5]" office:value-type="float" office:value="0.9" calcext:value-type="float">
            <text:p>0,9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0.9" calcext:value-type="float">
            <text:p>0,9</text:p>
          </table:table-cell>
          <table:table-cell table:formula="of:=[.E5]" office:value-type="float" office:value="0.2" calcext:value-type="float">
            <text:p>0,2</text:p>
          </table:table-cell>
          <table:table-cell table:formula="of:=IF([.A6]&gt;[.B6];1;IF([.A6]&gt;[.C6];[.E6]+(1-[.E6])*([.A6]-[.C6])/([.B6]-[.C6]);[.E6]*([.A6]-[.D6])/([.B6]-[.C6])))" office:value-type="float" office:value="1.76" calcext:value-type="float">
            <text:p>1,76</text:p>
          </table:table-cell>
          <table:table-cell table:formula="of:=IF([.F6]&lt;0;0;IF([.F6]&gt;1;1;[.F6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B6]" office:value-type="float" office:value="0.9" calcext:value-type="float">
            <text:p>0,9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0.9" calcext:value-type="float">
            <text:p>0,9</text:p>
          </table:table-cell>
          <table:table-cell table:formula="of:=[.E6]" office:value-type="float" office:value="0.2" calcext:value-type="float">
            <text:p>0,2</text:p>
          </table:table-cell>
          <table:table-cell table:formula="of:=IF([.A7]&gt;[.B7];1;IF([.A7]&gt;[.C7];[.E7]+(1-[.E7])*([.A7]-[.C7])/([.B7]-[.C7]);[.E7]*([.A7]-[.D7])/([.B7]-[.C7])))" office:value-type="float" office:value="1.74" calcext:value-type="float">
            <text:p>1,74</text:p>
          </table:table-cell>
          <table:table-cell table:formula="of:=IF([.F7]&lt;0;0;IF([.F7]&gt;1;1;[.F7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B7]" office:value-type="float" office:value="0.9" calcext:value-type="float">
            <text:p>0,9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.9" calcext:value-type="float">
            <text:p>0,9</text:p>
          </table:table-cell>
          <table:table-cell table:formula="of:=[.E7]" office:value-type="float" office:value="0.2" calcext:value-type="float">
            <text:p>0,2</text:p>
          </table:table-cell>
          <table:table-cell table:formula="of:=IF([.A8]&gt;[.B8];1;IF([.A8]&gt;[.C8];[.E8]+(1-[.E8])*([.A8]-[.C8])/([.B8]-[.C8]);[.E8]*([.A8]-[.D8])/([.B8]-[.C8])))" office:value-type="float" office:value="1.72" calcext:value-type="float">
            <text:p>1,72</text:p>
          </table:table-cell>
          <table:table-cell table:formula="of:=IF([.F8]&lt;0;0;IF([.F8]&gt;1;1;[.F8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8]" office:value-type="float" office:value="0.9" calcext:value-type="float">
            <text:p>0,9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0.9" calcext:value-type="float">
            <text:p>0,9</text:p>
          </table:table-cell>
          <table:table-cell table:formula="of:=[.E8]" office:value-type="float" office:value="0.2" calcext:value-type="float">
            <text:p>0,2</text:p>
          </table:table-cell>
          <table:table-cell table:formula="of:=IF([.A9]&gt;[.B9];1;IF([.A9]&gt;[.C9];[.E9]+(1-[.E9])*([.A9]-[.C9])/([.B9]-[.C9]);[.E9]*([.A9]-[.D9])/([.B9]-[.C9])))" office:value-type="float" office:value="1.7" calcext:value-type="float">
            <text:p>1,7</text:p>
          </table:table-cell>
          <table:table-cell table:formula="of:=IF([.F9]&lt;0;0;IF([.F9]&gt;1;1;[.F9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B9]" office:value-type="float" office:value="0.9" calcext:value-type="float">
            <text:p>0,9</text:p>
          </table:table-cell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0.9" calcext:value-type="float">
            <text:p>0,9</text:p>
          </table:table-cell>
          <table:table-cell table:formula="of:=[.E9]" office:value-type="float" office:value="0.2" calcext:value-type="float">
            <text:p>0,2</text:p>
          </table:table-cell>
          <table:table-cell table:formula="of:=IF([.A10]&gt;[.B10];1;IF([.A10]&gt;[.C10];[.E10]+(1-[.E10])*([.A10]-[.C10])/([.B10]-[.C10]);[.E10]*([.A10]-[.D10])/([.B10]-[.C10])))" office:value-type="float" office:value="1.68" calcext:value-type="float">
            <text:p>1,68</text:p>
          </table:table-cell>
          <table:table-cell table:formula="of:=IF([.F10]&lt;0;0;IF([.F10]&gt;1;1;[.F10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B10]" office:value-type="float" office:value="0.9" calcext:value-type="float">
            <text:p>0,9</text:p>
          </table:table-cell>
          <table:table-cell table:formula="of:=[.C10]" office:value-type="float" office:value="1" calcext:value-type="float">
            <text:p>1</text:p>
          </table:table-cell>
          <table:table-cell table:formula="of:=[.D10]" office:value-type="float" office:value="0.9" calcext:value-type="float">
            <text:p>0,9</text:p>
          </table:table-cell>
          <table:table-cell table:formula="of:=[.E10]" office:value-type="float" office:value="0.2" calcext:value-type="float">
            <text:p>0,2</text:p>
          </table:table-cell>
          <table:table-cell table:formula="of:=IF([.A11]&gt;[.B11];1;IF([.A11]&gt;[.C11];[.E11]+(1-[.E11])*([.A11]-[.C11])/([.B11]-[.C11]);[.E11]*([.A11]-[.D11])/([.B11]-[.C11])))" office:value-type="float" office:value="1.66" calcext:value-type="float">
            <text:p>1,66</text:p>
          </table:table-cell>
          <table:table-cell table:formula="of:=IF([.F11]&lt;0;0;IF([.F11]&gt;1;1;[.F11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B11]" office:value-type="float" office:value="0.9" calcext:value-type="float">
            <text:p>0,9</text:p>
          </table:table-cell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0.9" calcext:value-type="float">
            <text:p>0,9</text:p>
          </table:table-cell>
          <table:table-cell table:formula="of:=[.E11]" office:value-type="float" office:value="0.2" calcext:value-type="float">
            <text:p>0,2</text:p>
          </table:table-cell>
          <table:table-cell table:formula="of:=IF([.A12]&gt;[.B12];1;IF([.A12]&gt;[.C12];[.E12]+(1-[.E12])*([.A12]-[.C12])/([.B12]-[.C12]);[.E12]*([.A12]-[.D12])/([.B12]-[.C12])))" office:value-type="float" office:value="1.64" calcext:value-type="float">
            <text:p>1,64</text:p>
          </table:table-cell>
          <table:table-cell table:formula="of:=IF([.F12]&lt;0;0;IF([.F12]&gt;1;1;[.F1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B12]" office:value-type="float" office:value="0.9" calcext:value-type="float">
            <text:p>0,9</text:p>
          </table:table-cell>
          <table:table-cell table:formula="of:=[.C12]" office:value-type="float" office:value="1" calcext:value-type="float">
            <text:p>1</text:p>
          </table:table-cell>
          <table:table-cell table:formula="of:=[.D12]" office:value-type="float" office:value="0.9" calcext:value-type="float">
            <text:p>0,9</text:p>
          </table:table-cell>
          <table:table-cell table:formula="of:=[.E12]" office:value-type="float" office:value="0.2" calcext:value-type="float">
            <text:p>0,2</text:p>
          </table:table-cell>
          <table:table-cell table:formula="of:=IF([.A13]&gt;[.B13];1;IF([.A13]&gt;[.C13];[.E13]+(1-[.E13])*([.A13]-[.C13])/([.B13]-[.C13]);[.E13]*([.A13]-[.D13])/([.B13]-[.C13])))" office:value-type="float" office:value="1.62" calcext:value-type="float">
            <text:p>1,62</text:p>
          </table:table-cell>
          <table:table-cell table:formula="of:=IF([.F13]&lt;0;0;IF([.F13]&gt;1;1;[.F1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13]" office:value-type="float" office:value="0.9" calcext:value-type="float">
            <text:p>0,9</text:p>
          </table:table-cell>
          <table:table-cell table:formula="of:=[.C13]" office:value-type="float" office:value="1" calcext:value-type="float">
            <text:p>1</text:p>
          </table:table-cell>
          <table:table-cell table:formula="of:=[.D13]" office:value-type="float" office:value="0.9" calcext:value-type="float">
            <text:p>0,9</text:p>
          </table:table-cell>
          <table:table-cell table:formula="of:=[.E13]" office:value-type="float" office:value="0.2" calcext:value-type="float">
            <text:p>0,2</text:p>
          </table:table-cell>
          <table:table-cell table:formula="of:=IF([.A14]&gt;[.B14];1;IF([.A14]&gt;[.C14];[.E14]+(1-[.E14])*([.A14]-[.C14])/([.B14]-[.C14]);[.E14]*([.A14]-[.D14])/([.B14]-[.C14])))" office:value-type="float" office:value="1.6" calcext:value-type="float">
            <text:p>1,6</text:p>
          </table:table-cell>
          <table:table-cell table:formula="of:=IF([.F14]&lt;0;0;IF([.F14]&gt;1;1;[.F14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[.B14]" office:value-type="float" office:value="0.9" calcext:value-type="float">
            <text:p>0,9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0.9" calcext:value-type="float">
            <text:p>0,9</text:p>
          </table:table-cell>
          <table:table-cell table:formula="of:=[.E14]" office:value-type="float" office:value="0.2" calcext:value-type="float">
            <text:p>0,2</text:p>
          </table:table-cell>
          <table:table-cell table:formula="of:=IF([.A15]&gt;[.B15];1;IF([.A15]&gt;[.C15];[.E15]+(1-[.E15])*([.A15]-[.C15])/([.B15]-[.C15]);[.E15]*([.A15]-[.D15])/([.B15]-[.C15])))" office:value-type="float" office:value="1.58" calcext:value-type="float">
            <text:p>1,58</text:p>
          </table:table-cell>
          <table:table-cell table:formula="of:=IF([.F15]&lt;0;0;IF([.F15]&gt;1;1;[.F15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B15]" office:value-type="float" office:value="0.9" calcext:value-type="float">
            <text:p>0,9</text:p>
          </table:table-cell>
          <table:table-cell table:formula="of:=[.C15]" office:value-type="float" office:value="1" calcext:value-type="float">
            <text:p>1</text:p>
          </table:table-cell>
          <table:table-cell table:formula="of:=[.D15]" office:value-type="float" office:value="0.9" calcext:value-type="float">
            <text:p>0,9</text:p>
          </table:table-cell>
          <table:table-cell table:formula="of:=[.E15]" office:value-type="float" office:value="0.2" calcext:value-type="float">
            <text:p>0,2</text:p>
          </table:table-cell>
          <table:table-cell table:formula="of:=IF([.A16]&gt;[.B16];1;IF([.A16]&gt;[.C16];[.E16]+(1-[.E16])*([.A16]-[.C16])/([.B16]-[.C16]);[.E16]*([.A16]-[.D16])/([.B16]-[.C16])))" office:value-type="float" office:value="1.56" calcext:value-type="float">
            <text:p>1,56</text:p>
          </table:table-cell>
          <table:table-cell table:formula="of:=IF([.F16]&lt;0;0;IF([.F16]&gt;1;1;[.F16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B16]" office:value-type="float" office:value="0.9" calcext:value-type="float">
            <text:p>0,9</text:p>
          </table:table-cell>
          <table:table-cell table:formula="of:=[.C16]" office:value-type="float" office:value="1" calcext:value-type="float">
            <text:p>1</text:p>
          </table:table-cell>
          <table:table-cell table:formula="of:=[.D16]" office:value-type="float" office:value="0.9" calcext:value-type="float">
            <text:p>0,9</text:p>
          </table:table-cell>
          <table:table-cell table:formula="of:=[.E16]" office:value-type="float" office:value="0.2" calcext:value-type="float">
            <text:p>0,2</text:p>
          </table:table-cell>
          <table:table-cell table:formula="of:=IF([.A17]&gt;[.B17];1;IF([.A17]&gt;[.C17];[.E17]+(1-[.E17])*([.A17]-[.C17])/([.B17]-[.C17]);[.E17]*([.A17]-[.D17])/([.B17]-[.C17])))" office:value-type="float" office:value="1.54" calcext:value-type="float">
            <text:p>1,54</text:p>
          </table:table-cell>
          <table:table-cell table:formula="of:=IF([.F17]&lt;0;0;IF([.F17]&gt;1;1;[.F17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B17]" office:value-type="float" office:value="0.9" calcext:value-type="float">
            <text:p>0,9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" office:value-type="float" office:value="0.9" calcext:value-type="float">
            <text:p>0,9</text:p>
          </table:table-cell>
          <table:table-cell table:formula="of:=[.E17]" office:value-type="float" office:value="0.2" calcext:value-type="float">
            <text:p>0,2</text:p>
          </table:table-cell>
          <table:table-cell table:formula="of:=IF([.A18]&gt;[.B18];1;IF([.A18]&gt;[.C18];[.E18]+(1-[.E18])*([.A18]-[.C18])/([.B18]-[.C18]);[.E18]*([.A18]-[.D18])/([.B18]-[.C18])))" office:value-type="float" office:value="1.52" calcext:value-type="float">
            <text:p>1,52</text:p>
          </table:table-cell>
          <table:table-cell table:formula="of:=IF([.F18]&lt;0;0;IF([.F18]&gt;1;1;[.F18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B18]" office:value-type="float" office:value="0.9" calcext:value-type="float">
            <text:p>0,9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" office:value-type="float" office:value="0.9" calcext:value-type="float">
            <text:p>0,9</text:p>
          </table:table-cell>
          <table:table-cell table:formula="of:=[.E18]" office:value-type="float" office:value="0.2" calcext:value-type="float">
            <text:p>0,2</text:p>
          </table:table-cell>
          <table:table-cell table:formula="of:=IF([.A19]&gt;[.B19];1;IF([.A19]&gt;[.C19];[.E19]+(1-[.E19])*([.A19]-[.C19])/([.B19]-[.C19]);[.E19]*([.A19]-[.D19])/([.B19]-[.C19])))" office:value-type="float" office:value="1.5" calcext:value-type="float">
            <text:p>1,5</text:p>
          </table:table-cell>
          <table:table-cell table:formula="of:=IF([.F19]&lt;0;0;IF([.F19]&gt;1;1;[.F19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B19]" office:value-type="float" office:value="0.9" calcext:value-type="float">
            <text:p>0,9</text:p>
          </table:table-cell>
          <table:table-cell table:formula="of:=[.C19]" office:value-type="float" office:value="1" calcext:value-type="float">
            <text:p>1</text:p>
          </table:table-cell>
          <table:table-cell table:formula="of:=[.D19]" office:value-type="float" office:value="0.9" calcext:value-type="float">
            <text:p>0,9</text:p>
          </table:table-cell>
          <table:table-cell table:formula="of:=[.E19]" office:value-type="float" office:value="0.2" calcext:value-type="float">
            <text:p>0,2</text:p>
          </table:table-cell>
          <table:table-cell table:formula="of:=IF([.A20]&gt;[.B20];1;IF([.A20]&gt;[.C20];[.E20]+(1-[.E20])*([.A20]-[.C20])/([.B20]-[.C20]);[.E20]*([.A20]-[.D20])/([.B20]-[.C20])))" office:value-type="float" office:value="1.48" calcext:value-type="float">
            <text:p>1,48</text:p>
          </table:table-cell>
          <table:table-cell table:formula="of:=IF([.F20]&lt;0;0;IF([.F20]&gt;1;1;[.F20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[.B20]" office:value-type="float" office:value="0.9" calcext:value-type="float">
            <text:p>0,9</text:p>
          </table:table-cell>
          <table:table-cell table:formula="of:=[.C20]" office:value-type="float" office:value="1" calcext:value-type="float">
            <text:p>1</text:p>
          </table:table-cell>
          <table:table-cell table:formula="of:=[.D20]" office:value-type="float" office:value="0.9" calcext:value-type="float">
            <text:p>0,9</text:p>
          </table:table-cell>
          <table:table-cell table:formula="of:=[.E20]" office:value-type="float" office:value="0.2" calcext:value-type="float">
            <text:p>0,2</text:p>
          </table:table-cell>
          <table:table-cell table:formula="of:=IF([.A21]&gt;[.B21];1;IF([.A21]&gt;[.C21];[.E21]+(1-[.E21])*([.A21]-[.C21])/([.B21]-[.C21]);[.E21]*([.A21]-[.D21])/([.B21]-[.C21])))" office:value-type="float" office:value="1.46" calcext:value-type="float">
            <text:p>1,46</text:p>
          </table:table-cell>
          <table:table-cell table:formula="of:=IF([.F21]&lt;0;0;IF([.F21]&gt;1;1;[.F21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B21]" office:value-type="float" office:value="0.9" calcext:value-type="float">
            <text:p>0,9</text:p>
          </table:table-cell>
          <table:table-cell table:formula="of:=[.C21]" office:value-type="float" office:value="1" calcext:value-type="float">
            <text:p>1</text:p>
          </table:table-cell>
          <table:table-cell table:formula="of:=[.D21]" office:value-type="float" office:value="0.9" calcext:value-type="float">
            <text:p>0,9</text:p>
          </table:table-cell>
          <table:table-cell table:formula="of:=[.E21]" office:value-type="float" office:value="0.2" calcext:value-type="float">
            <text:p>0,2</text:p>
          </table:table-cell>
          <table:table-cell table:formula="of:=IF([.A22]&gt;[.B22];1;IF([.A22]&gt;[.C22];[.E22]+(1-[.E22])*([.A22]-[.C22])/([.B22]-[.C22]);[.E22]*([.A22]-[.D22])/([.B22]-[.C22])))" office:value-type="float" office:value="1.44" calcext:value-type="float">
            <text:p>1,44</text:p>
          </table:table-cell>
          <table:table-cell table:formula="of:=IF([.F22]&lt;0;0;IF([.F22]&gt;1;1;[.F2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B22]" office:value-type="float" office:value="0.9" calcext:value-type="float">
            <text:p>0,9</text:p>
          </table:table-cell>
          <table:table-cell table:formula="of:=[.C22]" office:value-type="float" office:value="1" calcext:value-type="float">
            <text:p>1</text:p>
          </table:table-cell>
          <table:table-cell table:formula="of:=[.D22]" office:value-type="float" office:value="0.9" calcext:value-type="float">
            <text:p>0,9</text:p>
          </table:table-cell>
          <table:table-cell table:formula="of:=[.E22]" office:value-type="float" office:value="0.2" calcext:value-type="float">
            <text:p>0,2</text:p>
          </table:table-cell>
          <table:table-cell table:formula="of:=IF([.A23]&gt;[.B23];1;IF([.A23]&gt;[.C23];[.E23]+(1-[.E23])*([.A23]-[.C23])/([.B23]-[.C23]);[.E23]*([.A23]-[.D23])/([.B23]-[.C23])))" office:value-type="float" office:value="1.42" calcext:value-type="float">
            <text:p>1,42</text:p>
          </table:table-cell>
          <table:table-cell table:formula="of:=IF([.F23]&lt;0;0;IF([.F23]&gt;1;1;[.F2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23]" office:value-type="float" office:value="0.9" calcext:value-type="float">
            <text:p>0,9</text:p>
          </table:table-cell>
          <table:table-cell table:formula="of:=[.C23]" office:value-type="float" office:value="1" calcext:value-type="float">
            <text:p>1</text:p>
          </table:table-cell>
          <table:table-cell table:formula="of:=[.D23]" office:value-type="float" office:value="0.9" calcext:value-type="float">
            <text:p>0,9</text:p>
          </table:table-cell>
          <table:table-cell table:formula="of:=[.E23]" office:value-type="float" office:value="0.2" calcext:value-type="float">
            <text:p>0,2</text:p>
          </table:table-cell>
          <table:table-cell table:formula="of:=IF([.A24]&gt;[.B24];1;IF([.A24]&gt;[.C24];[.E24]+(1-[.E24])*([.A24]-[.C24])/([.B24]-[.C24]);[.E24]*([.A24]-[.D24])/([.B24]-[.C24])))" office:value-type="float" office:value="1.4" calcext:value-type="float">
            <text:p>1,4</text:p>
          </table:table-cell>
          <table:table-cell table:formula="of:=IF([.F24]&lt;0;0;IF([.F24]&gt;1;1;[.F24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[.B24]" office:value-type="float" office:value="0.9" calcext:value-type="float">
            <text:p>0,9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0.9" calcext:value-type="float">
            <text:p>0,9</text:p>
          </table:table-cell>
          <table:table-cell table:formula="of:=[.E24]" office:value-type="float" office:value="0.2" calcext:value-type="float">
            <text:p>0,2</text:p>
          </table:table-cell>
          <table:table-cell table:formula="of:=IF([.A25]&gt;[.B25];1;IF([.A25]&gt;[.C25];[.E25]+(1-[.E25])*([.A25]-[.C25])/([.B25]-[.C25]);[.E25]*([.A25]-[.D25])/([.B25]-[.C25])))" office:value-type="float" office:value="1.38" calcext:value-type="float">
            <text:p>1,38</text:p>
          </table:table-cell>
          <table:table-cell table:formula="of:=IF([.F25]&lt;0;0;IF([.F25]&gt;1;1;[.F25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B25]" office:value-type="float" office:value="0.9" calcext:value-type="float">
            <text:p>0,9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0.9" calcext:value-type="float">
            <text:p>0,9</text:p>
          </table:table-cell>
          <table:table-cell table:formula="of:=[.E25]" office:value-type="float" office:value="0.2" calcext:value-type="float">
            <text:p>0,2</text:p>
          </table:table-cell>
          <table:table-cell table:formula="of:=IF([.A26]&gt;[.B26];1;IF([.A26]&gt;[.C26];[.E26]+(1-[.E26])*([.A26]-[.C26])/([.B26]-[.C26]);[.E26]*([.A26]-[.D26])/([.B26]-[.C26])))" office:value-type="float" office:value="1.36" calcext:value-type="float">
            <text:p>1,36</text:p>
          </table:table-cell>
          <table:table-cell table:formula="of:=IF([.F26]&lt;0;0;IF([.F26]&gt;1;1;[.F26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formula="of:=[.B26]" office:value-type="float" office:value="0.9" calcext:value-type="float">
            <text:p>0,9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0.9" calcext:value-type="float">
            <text:p>0,9</text:p>
          </table:table-cell>
          <table:table-cell table:formula="of:=[.E26]" office:value-type="float" office:value="0.2" calcext:value-type="float">
            <text:p>0,2</text:p>
          </table:table-cell>
          <table:table-cell table:formula="of:=IF([.A27]&gt;[.B27];1;IF([.A27]&gt;[.C27];[.E27]+(1-[.E27])*([.A27]-[.C27])/([.B27]-[.C27]);[.E27]*([.A27]-[.D27])/([.B27]-[.C27])))" office:value-type="float" office:value="1.34" calcext:value-type="float">
            <text:p>1,34</text:p>
          </table:table-cell>
          <table:table-cell table:formula="of:=IF([.F27]&lt;0;0;IF([.F27]&gt;1;1;[.F27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B27]" office:value-type="float" office:value="0.9" calcext:value-type="float">
            <text:p>0,9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" office:value-type="float" office:value="0.9" calcext:value-type="float">
            <text:p>0,9</text:p>
          </table:table-cell>
          <table:table-cell table:formula="of:=[.E27]" office:value-type="float" office:value="0.2" calcext:value-type="float">
            <text:p>0,2</text:p>
          </table:table-cell>
          <table:table-cell table:formula="of:=IF([.A28]&gt;[.B28];1;IF([.A28]&gt;[.C28];[.E28]+(1-[.E28])*([.A28]-[.C28])/([.B28]-[.C28]);[.E28]*([.A28]-[.D28])/([.B28]-[.C28])))" office:value-type="float" office:value="1.32" calcext:value-type="float">
            <text:p>1,32</text:p>
          </table:table-cell>
          <table:table-cell table:formula="of:=IF([.F28]&lt;0;0;IF([.F28]&gt;1;1;[.F28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B28]" office:value-type="float" office:value="0.9" calcext:value-type="float">
            <text:p>0,9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0.9" calcext:value-type="float">
            <text:p>0,9</text:p>
          </table:table-cell>
          <table:table-cell table:formula="of:=[.E28]" office:value-type="float" office:value="0.2" calcext:value-type="float">
            <text:p>0,2</text:p>
          </table:table-cell>
          <table:table-cell table:formula="of:=IF([.A29]&gt;[.B29];1;IF([.A29]&gt;[.C29];[.E29]+(1-[.E29])*([.A29]-[.C29])/([.B29]-[.C29]);[.E29]*([.A29]-[.D29])/([.B29]-[.C29])))" office:value-type="float" office:value="1.3" calcext:value-type="float">
            <text:p>1,3</text:p>
          </table:table-cell>
          <table:table-cell table:formula="of:=IF([.F29]&lt;0;0;IF([.F29]&gt;1;1;[.F29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B29]" office:value-type="float" office:value="0.9" calcext:value-type="float">
            <text:p>0,9</text:p>
          </table:table-cell>
          <table:table-cell table:formula="of:=[.C29]" office:value-type="float" office:value="1" calcext:value-type="float">
            <text:p>1</text:p>
          </table:table-cell>
          <table:table-cell table:formula="of:=[.D29]" office:value-type="float" office:value="0.9" calcext:value-type="float">
            <text:p>0,9</text:p>
          </table:table-cell>
          <table:table-cell table:formula="of:=[.E29]" office:value-type="float" office:value="0.2" calcext:value-type="float">
            <text:p>0,2</text:p>
          </table:table-cell>
          <table:table-cell table:formula="of:=IF([.A30]&gt;[.B30];1;IF([.A30]&gt;[.C30];[.E30]+(1-[.E30])*([.A30]-[.C30])/([.B30]-[.C30]);[.E30]*([.A30]-[.D30])/([.B30]-[.C30])))" office:value-type="float" office:value="1.28" calcext:value-type="float">
            <text:p>1,28</text:p>
          </table:table-cell>
          <table:table-cell table:formula="of:=IF([.F30]&lt;0;0;IF([.F30]&gt;1;1;[.F30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table:formula="of:=[.B30]" office:value-type="float" office:value="0.9" calcext:value-type="float">
            <text:p>0,9</text:p>
          </table:table-cell>
          <table:table-cell table:formula="of:=[.C30]" office:value-type="float" office:value="1" calcext:value-type="float">
            <text:p>1</text:p>
          </table:table-cell>
          <table:table-cell table:formula="of:=[.D30]" office:value-type="float" office:value="0.9" calcext:value-type="float">
            <text:p>0,9</text:p>
          </table:table-cell>
          <table:table-cell table:formula="of:=[.E30]" office:value-type="float" office:value="0.2" calcext:value-type="float">
            <text:p>0,2</text:p>
          </table:table-cell>
          <table:table-cell table:formula="of:=IF([.A31]&gt;[.B31];1;IF([.A31]&gt;[.C31];[.E31]+(1-[.E31])*([.A31]-[.C31])/([.B31]-[.C31]);[.E31]*([.A31]-[.D31])/([.B31]-[.C31])))" office:value-type="float" office:value="1.26" calcext:value-type="float">
            <text:p>1,26</text:p>
          </table:table-cell>
          <table:table-cell table:formula="of:=IF([.F31]&lt;0;0;IF([.F31]&gt;1;1;[.F31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B31]" office:value-type="float" office:value="0.9" calcext:value-type="float">
            <text:p>0,9</text:p>
          </table:table-cell>
          <table:table-cell table:formula="of:=[.C31]" office:value-type="float" office:value="1" calcext:value-type="float">
            <text:p>1</text:p>
          </table:table-cell>
          <table:table-cell table:formula="of:=[.D31]" office:value-type="float" office:value="0.9" calcext:value-type="float">
            <text:p>0,9</text:p>
          </table:table-cell>
          <table:table-cell table:formula="of:=[.E31]" office:value-type="float" office:value="0.2" calcext:value-type="float">
            <text:p>0,2</text:p>
          </table:table-cell>
          <table:table-cell table:formula="of:=IF([.A32]&gt;[.B32];1;IF([.A32]&gt;[.C32];[.E32]+(1-[.E32])*([.A32]-[.C32])/([.B32]-[.C32]);[.E32]*([.A32]-[.D32])/([.B32]-[.C32])))" office:value-type="float" office:value="1.24" calcext:value-type="float">
            <text:p>1,24</text:p>
          </table:table-cell>
          <table:table-cell table:formula="of:=IF([.F32]&lt;0;0;IF([.F32]&gt;1;1;[.F3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[.B32]" office:value-type="float" office:value="0.9" calcext:value-type="float">
            <text:p>0,9</text:p>
          </table:table-cell>
          <table:table-cell table:formula="of:=[.C32]" office:value-type="float" office:value="1" calcext:value-type="float">
            <text:p>1</text:p>
          </table:table-cell>
          <table:table-cell table:formula="of:=[.D32]" office:value-type="float" office:value="0.9" calcext:value-type="float">
            <text:p>0,9</text:p>
          </table:table-cell>
          <table:table-cell table:formula="of:=[.E32]" office:value-type="float" office:value="0.2" calcext:value-type="float">
            <text:p>0,2</text:p>
          </table:table-cell>
          <table:table-cell table:formula="of:=IF([.A33]&gt;[.B33];1;IF([.A33]&gt;[.C33];[.E33]+(1-[.E33])*([.A33]-[.C33])/([.B33]-[.C33]);[.E33]*([.A33]-[.D33])/([.B33]-[.C33])))" office:value-type="float" office:value="1.22" calcext:value-type="float">
            <text:p>1,22</text:p>
          </table:table-cell>
          <table:table-cell table:formula="of:=IF([.F33]&lt;0;0;IF([.F33]&gt;1;1;[.F3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33]" office:value-type="float" office:value="0.9" calcext:value-type="float">
            <text:p>0,9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0.9" calcext:value-type="float">
            <text:p>0,9</text:p>
          </table:table-cell>
          <table:table-cell table:formula="of:=[.E33]" office:value-type="float" office:value="0.2" calcext:value-type="float">
            <text:p>0,2</text:p>
          </table:table-cell>
          <table:table-cell table:formula="of:=IF([.A34]&gt;[.B34];1;IF([.A34]&gt;[.C34];[.E34]+(1-[.E34])*([.A34]-[.C34])/([.B34]-[.C34]);[.E34]*([.A34]-[.D34])/([.B34]-[.C34])))" office:value-type="float" office:value="1.2" calcext:value-type="float">
            <text:p>1,2</text:p>
          </table:table-cell>
          <table:table-cell table:formula="of:=IF([.F34]&lt;0;0;IF([.F34]&gt;1;1;[.F34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formula="of:=[.B34]" office:value-type="float" office:value="0.9" calcext:value-type="float">
            <text:p>0,9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0.9" calcext:value-type="float">
            <text:p>0,9</text:p>
          </table:table-cell>
          <table:table-cell table:formula="of:=[.E34]" office:value-type="float" office:value="0.2" calcext:value-type="float">
            <text:p>0,2</text:p>
          </table:table-cell>
          <table:table-cell table:formula="of:=IF([.A35]&gt;[.B35];1;IF([.A35]&gt;[.C35];[.E35]+(1-[.E35])*([.A35]-[.C35])/([.B35]-[.C35]);[.E35]*([.A35]-[.D35])/([.B35]-[.C35])))" office:value-type="float" office:value="1.18" calcext:value-type="float">
            <text:p>1,18</text:p>
          </table:table-cell>
          <table:table-cell table:formula="of:=IF([.F35]&lt;0;0;IF([.F35]&gt;1;1;[.F35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B35]" office:value-type="float" office:value="0.9" calcext:value-type="float">
            <text:p>0,9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0.9" calcext:value-type="float">
            <text:p>0,9</text:p>
          </table:table-cell>
          <table:table-cell table:formula="of:=[.E35]" office:value-type="float" office:value="0.2" calcext:value-type="float">
            <text:p>0,2</text:p>
          </table:table-cell>
          <table:table-cell table:formula="of:=IF([.A36]&gt;[.B36];1;IF([.A36]&gt;[.C36];[.E36]+(1-[.E36])*([.A36]-[.C36])/([.B36]-[.C36]);[.E36]*([.A36]-[.D36])/([.B36]-[.C36])))" office:value-type="float" office:value="1.16" calcext:value-type="float">
            <text:p>1,16</text:p>
          </table:table-cell>
          <table:table-cell table:formula="of:=IF([.F36]&lt;0;0;IF([.F36]&gt;1;1;[.F36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[.B36]" office:value-type="float" office:value="0.9" calcext:value-type="float">
            <text:p>0,9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0.9" calcext:value-type="float">
            <text:p>0,9</text:p>
          </table:table-cell>
          <table:table-cell table:formula="of:=[.E36]" office:value-type="float" office:value="0.2" calcext:value-type="float">
            <text:p>0,2</text:p>
          </table:table-cell>
          <table:table-cell table:formula="of:=IF([.A37]&gt;[.B37];1;IF([.A37]&gt;[.C37];[.E37]+(1-[.E37])*([.A37]-[.C37])/([.B37]-[.C37]);[.E37]*([.A37]-[.D37])/([.B37]-[.C37])))" office:value-type="float" office:value="1.14" calcext:value-type="float">
            <text:p>1,14</text:p>
          </table:table-cell>
          <table:table-cell table:formula="of:=IF([.F37]&lt;0;0;IF([.F37]&gt;1;1;[.F37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B37]" office:value-type="float" office:value="0.9" calcext:value-type="float">
            <text:p>0,9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0.9" calcext:value-type="float">
            <text:p>0,9</text:p>
          </table:table-cell>
          <table:table-cell table:formula="of:=[.E37]" office:value-type="float" office:value="0.2" calcext:value-type="float">
            <text:p>0,2</text:p>
          </table:table-cell>
          <table:table-cell table:formula="of:=IF([.A38]&gt;[.B38];1;IF([.A38]&gt;[.C38];[.E38]+(1-[.E38])*([.A38]-[.C38])/([.B38]-[.C38]);[.E38]*([.A38]-[.D38])/([.B38]-[.C38])))" office:value-type="float" office:value="1.12" calcext:value-type="float">
            <text:p>1,12</text:p>
          </table:table-cell>
          <table:table-cell table:formula="of:=IF([.F38]&lt;0;0;IF([.F38]&gt;1;1;[.F38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B38]" office:value-type="float" office:value="0.9" calcext:value-type="float">
            <text:p>0,9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0.9" calcext:value-type="float">
            <text:p>0,9</text:p>
          </table:table-cell>
          <table:table-cell table:formula="of:=[.E38]" office:value-type="float" office:value="0.2" calcext:value-type="float">
            <text:p>0,2</text:p>
          </table:table-cell>
          <table:table-cell table:formula="of:=IF([.A39]&gt;[.B39];1;IF([.A39]&gt;[.C39];[.E39]+(1-[.E39])*([.A39]-[.C39])/([.B39]-[.C39]);[.E39]*([.A39]-[.D39])/([.B39]-[.C39])))" office:value-type="float" office:value="1.1" calcext:value-type="float">
            <text:p>1,1</text:p>
          </table:table-cell>
          <table:table-cell table:formula="of:=IF([.F39]&lt;0;0;IF([.F39]&gt;1;1;[.F39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B39]" office:value-type="float" office:value="0.9" calcext:value-type="float">
            <text:p>0,9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0.9" calcext:value-type="float">
            <text:p>0,9</text:p>
          </table:table-cell>
          <table:table-cell table:formula="of:=[.E39]" office:value-type="float" office:value="0.2" calcext:value-type="float">
            <text:p>0,2</text:p>
          </table:table-cell>
          <table:table-cell table:formula="of:=IF([.A40]&gt;[.B40];1;IF([.A40]&gt;[.C40];[.E40]+(1-[.E40])*([.A40]-[.C40])/([.B40]-[.C40]);[.E40]*([.A40]-[.D40])/([.B40]-[.C40])))" office:value-type="float" office:value="1.08" calcext:value-type="float">
            <text:p>1,08</text:p>
          </table:table-cell>
          <table:table-cell table:formula="of:=IF([.F40]&lt;0;0;IF([.F40]&gt;1;1;[.F40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B40]" office:value-type="float" office:value="0.9" calcext:value-type="float">
            <text:p>0,9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0.9" calcext:value-type="float">
            <text:p>0,9</text:p>
          </table:table-cell>
          <table:table-cell table:formula="of:=[.E40]" office:value-type="float" office:value="0.2" calcext:value-type="float">
            <text:p>0,2</text:p>
          </table:table-cell>
          <table:table-cell table:formula="of:=IF([.A41]&gt;[.B41];1;IF([.A41]&gt;[.C41];[.E41]+(1-[.E41])*([.A41]-[.C41])/([.B41]-[.C41]);[.E41]*([.A41]-[.D41])/([.B41]-[.C41])))" office:value-type="float" office:value="1.06" calcext:value-type="float">
            <text:p>1,06</text:p>
          </table:table-cell>
          <table:table-cell table:formula="of:=IF([.F41]&lt;0;0;IF([.F41]&gt;1;1;[.F41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B41]" office:value-type="float" office:value="0.9" calcext:value-type="float">
            <text:p>0,9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0.9" calcext:value-type="float">
            <text:p>0,9</text:p>
          </table:table-cell>
          <table:table-cell table:formula="of:=[.E41]" office:value-type="float" office:value="0.2" calcext:value-type="float">
            <text:p>0,2</text:p>
          </table:table-cell>
          <table:table-cell table:formula="of:=IF([.A42]&gt;[.B42];1;IF([.A42]&gt;[.C42];[.E42]+(1-[.E42])*([.A42]-[.C42])/([.B42]-[.C42]);[.E42]*([.A42]-[.D42])/([.B42]-[.C42])))" office:value-type="float" office:value="1.04" calcext:value-type="float">
            <text:p>1,04</text:p>
          </table:table-cell>
          <table:table-cell table:formula="of:=IF([.F42]&lt;0;0;IF([.F42]&gt;1;1;[.F4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[.B42]" office:value-type="float" office:value="0.9" calcext:value-type="float">
            <text:p>0,9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0.9" calcext:value-type="float">
            <text:p>0,9</text:p>
          </table:table-cell>
          <table:table-cell table:formula="of:=[.E42]" office:value-type="float" office:value="0.2" calcext:value-type="float">
            <text:p>0,2</text:p>
          </table:table-cell>
          <table:table-cell table:formula="of:=IF([.A43]&gt;[.B43];1;IF([.A43]&gt;[.C43];[.E43]+(1-[.E43])*([.A43]-[.C43])/([.B43]-[.C43]);[.E43]*([.A43]-[.D43])/([.B43]-[.C43])))" office:value-type="float" office:value="1.02" calcext:value-type="float">
            <text:p>1,02</text:p>
          </table:table-cell>
          <table:table-cell table:formula="of:=IF([.F43]&lt;0;0;IF([.F43]&gt;1;1;[.F4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43]" office:value-type="float" office:value="0.9" calcext:value-type="float">
            <text:p>0,9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0.9" calcext:value-type="float">
            <text:p>0,9</text:p>
          </table:table-cell>
          <table:table-cell table:formula="of:=[.E43]" office:value-type="float" office:value="0.2" calcext:value-type="float">
            <text:p>0,2</text:p>
          </table:table-cell>
          <table:table-cell table:formula="of:=IF([.A44]&gt;[.B44];1;IF([.A44]&gt;[.C44];[.E44]+(1-[.E44])*([.A44]-[.C44])/([.B44]-[.C44]);[.E44]*([.A44]-[.D44])/([.B44]-[.C44])))" office:value-type="float" office:value="1" calcext:value-type="float">
            <text:p>1</text:p>
          </table:table-cell>
          <table:table-cell table:formula="of:=IF([.F44]&lt;0;0;IF([.F44]&gt;1;1;[.F44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table:formula="of:=[.B44]" office:value-type="float" office:value="0.9" calcext:value-type="float">
            <text:p>0,9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0.9" calcext:value-type="float">
            <text:p>0,9</text:p>
          </table:table-cell>
          <table:table-cell table:formula="of:=[.E44]" office:value-type="float" office:value="0.2" calcext:value-type="float">
            <text:p>0,2</text:p>
          </table:table-cell>
          <table:table-cell table:formula="of:=IF([.A45]&gt;[.B45];1;IF([.A45]&gt;[.C45];[.E45]+(1-[.E45])*([.A45]-[.C45])/([.B45]-[.C45]);[.E45]*([.A45]-[.D45])/([.B45]-[.C45])))" office:value-type="float" office:value="0.98" calcext:value-type="float">
            <text:p>0,98</text:p>
          </table:table-cell>
          <table:table-cell table:formula="of:=IF([.F45]&lt;0;0;IF([.F45]&gt;1;1;[.F45]))"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B45]" office:value-type="float" office:value="0.9" calcext:value-type="float">
            <text:p>0,9</text:p>
          </table:table-cell>
          <table:table-cell table:formula="of:=[.C45]" office:value-type="float" office:value="1" calcext:value-type="float">
            <text:p>1</text:p>
          </table:table-cell>
          <table:table-cell table:formula="of:=[.D45]" office:value-type="float" office:value="0.9" calcext:value-type="float">
            <text:p>0,9</text:p>
          </table:table-cell>
          <table:table-cell table:formula="of:=[.E45]" office:value-type="float" office:value="0.2" calcext:value-type="float">
            <text:p>0,2</text:p>
          </table:table-cell>
          <table:table-cell table:formula="of:=IF([.A46]&gt;[.B46];1;IF([.A46]&gt;[.C46];[.E46]+(1-[.E46])*([.A46]-[.C46])/([.B46]-[.C46]);[.E46]*([.A46]-[.D46])/([.B46]-[.C46])))" office:value-type="float" office:value="0.96" calcext:value-type="float">
            <text:p>0,96</text:p>
          </table:table-cell>
          <table:table-cell table:formula="of:=IF([.F46]&lt;0;0;IF([.F46]&gt;1;1;[.F46]))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[.B46]" office:value-type="float" office:value="0.9" calcext:value-type="float">
            <text:p>0,9</text:p>
          </table:table-cell>
          <table:table-cell table:formula="of:=[.C46]" office:value-type="float" office:value="1" calcext:value-type="float">
            <text:p>1</text:p>
          </table:table-cell>
          <table:table-cell table:formula="of:=[.D46]" office:value-type="float" office:value="0.9" calcext:value-type="float">
            <text:p>0,9</text:p>
          </table:table-cell>
          <table:table-cell table:formula="of:=[.E46]" office:value-type="float" office:value="0.2" calcext:value-type="float">
            <text:p>0,2</text:p>
          </table:table-cell>
          <table:table-cell table:formula="of:=IF([.A47]&gt;[.B47];1;IF([.A47]&gt;[.C47];[.E47]+(1-[.E47])*([.A47]-[.C47])/([.B47]-[.C47]);[.E47]*([.A47]-[.D47])/([.B47]-[.C47])))" office:value-type="float" office:value="0.94" calcext:value-type="float">
            <text:p>0,94</text:p>
          </table:table-cell>
          <table:table-cell table:formula="of:=IF([.F47]&lt;0;0;IF([.F47]&gt;1;1;[.F47]))"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B47]" office:value-type="float" office:value="0.9" calcext:value-type="float">
            <text:p>0,9</text:p>
          </table:table-cell>
          <table:table-cell table:formula="of:=[.C47]" office:value-type="float" office:value="1" calcext:value-type="float">
            <text:p>1</text:p>
          </table:table-cell>
          <table:table-cell table:formula="of:=[.D47]" office:value-type="float" office:value="0.9" calcext:value-type="float">
            <text:p>0,9</text:p>
          </table:table-cell>
          <table:table-cell table:formula="of:=[.E47]" office:value-type="float" office:value="0.2" calcext:value-type="float">
            <text:p>0,2</text:p>
          </table:table-cell>
          <table:table-cell table:formula="of:=IF([.A48]&gt;[.B48];1;IF([.A48]&gt;[.C48];[.E48]+(1-[.E48])*([.A48]-[.C48])/([.B48]-[.C48]);[.E48]*([.A48]-[.D48])/([.B48]-[.C48])))" office:value-type="float" office:value="0.92" calcext:value-type="float">
            <text:p>0,92</text:p>
          </table:table-cell>
          <table:table-cell table:formula="of:=IF([.F48]&lt;0;0;IF([.F48]&gt;1;1;[.F48]))"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B48]" office:value-type="float" office:value="0.9" calcext:value-type="float">
            <text:p>0,9</text:p>
          </table:table-cell>
          <table:table-cell table:formula="of:=[.C48]" office:value-type="float" office:value="1" calcext:value-type="float">
            <text:p>1</text:p>
          </table:table-cell>
          <table:table-cell table:formula="of:=[.D48]" office:value-type="float" office:value="0.9" calcext:value-type="float">
            <text:p>0,9</text:p>
          </table:table-cell>
          <table:table-cell table:formula="of:=[.E48]" office:value-type="float" office:value="0.2" calcext:value-type="float">
            <text:p>0,2</text:p>
          </table:table-cell>
          <table:table-cell table:formula="of:=IF([.A49]&gt;[.B49];1;IF([.A49]&gt;[.C49];[.E49]+(1-[.E49])*([.A49]-[.C49])/([.B49]-[.C49]);[.E49]*([.A49]-[.D49])/([.B49]-[.C49])))" office:value-type="float" office:value="0.9" calcext:value-type="float">
            <text:p>0,9</text:p>
          </table:table-cell>
          <table:table-cell table:formula="of:=IF([.F49]&lt;0;0;IF([.F49]&gt;1;1;[.F49])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B49]" office:value-type="float" office:value="0.9" calcext:value-type="float">
            <text:p>0,9</text:p>
          </table:table-cell>
          <table:table-cell table:formula="of:=[.C49]" office:value-type="float" office:value="1" calcext:value-type="float">
            <text:p>1</text:p>
          </table:table-cell>
          <table:table-cell table:formula="of:=[.D49]" office:value-type="float" office:value="0.9" calcext:value-type="float">
            <text:p>0,9</text:p>
          </table:table-cell>
          <table:table-cell table:formula="of:=[.E49]" office:value-type="float" office:value="0.2" calcext:value-type="float">
            <text:p>0,2</text:p>
          </table:table-cell>
          <table:table-cell table:formula="of:=IF([.A50]&gt;[.B50];1;IF([.A50]&gt;[.C50];[.E50]+(1-[.E50])*([.A50]-[.C50])/([.B50]-[.C50]);[.E50]*([.A50]-[.D50])/([.B50]-[.C50])))" office:value-type="float" office:value="0.88" calcext:value-type="float">
            <text:p>0,88</text:p>
          </table:table-cell>
          <table:table-cell table:formula="of:=IF([.F50]&lt;0;0;IF([.F50]&gt;1;1;[.F50]))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formula="of:=[.B50]" office:value-type="float" office:value="0.9" calcext:value-type="float">
            <text:p>0,9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0.9" calcext:value-type="float">
            <text:p>0,9</text:p>
          </table:table-cell>
          <table:table-cell table:formula="of:=[.E50]" office:value-type="float" office:value="0.2" calcext:value-type="float">
            <text:p>0,2</text:p>
          </table:table-cell>
          <table:table-cell table:formula="of:=IF([.A51]&gt;[.B51];1;IF([.A51]&gt;[.C51];[.E51]+(1-[.E51])*([.A51]-[.C51])/([.B51]-[.C51]);[.E51]*([.A51]-[.D51])/([.B51]-[.C51])))" office:value-type="float" office:value="0.86" calcext:value-type="float">
            <text:p>0,86</text:p>
          </table:table-cell>
          <table:table-cell table:formula="of:=IF([.F51]&lt;0;0;IF([.F51]&gt;1;1;[.F51]))"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B51]" office:value-type="float" office:value="0.9" calcext:value-type="float">
            <text:p>0,9</text:p>
          </table:table-cell>
          <table:table-cell table:formula="of:=[.C51]" office:value-type="float" office:value="1" calcext:value-type="float">
            <text:p>1</text:p>
          </table:table-cell>
          <table:table-cell table:formula="of:=[.D51]" office:value-type="float" office:value="0.9" calcext:value-type="float">
            <text:p>0,9</text:p>
          </table:table-cell>
          <table:table-cell table:formula="of:=[.E51]" office:value-type="float" office:value="0.2" calcext:value-type="float">
            <text:p>0,2</text:p>
          </table:table-cell>
          <table:table-cell table:formula="of:=IF([.A52]&gt;[.B52];1;IF([.A52]&gt;[.C52];[.E52]+(1-[.E52])*([.A52]-[.C52])/([.B52]-[.C52]);[.E52]*([.A52]-[.D52])/([.B52]-[.C52])))" office:value-type="float" office:value="0.84" calcext:value-type="float">
            <text:p>0,84</text:p>
          </table:table-cell>
          <table:table-cell table:formula="of:=IF([.F52]&lt;0;0;IF([.F52]&gt;1;1;[.F52]))"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table:formula="of:=[.B52]" office:value-type="float" office:value="0.9" calcext:value-type="float">
            <text:p>0,9</text:p>
          </table:table-cell>
          <table:table-cell table:formula="of:=[.C52]" office:value-type="float" office:value="1" calcext:value-type="float">
            <text:p>1</text:p>
          </table:table-cell>
          <table:table-cell table:formula="of:=[.D52]" office:value-type="float" office:value="0.9" calcext:value-type="float">
            <text:p>0,9</text:p>
          </table:table-cell>
          <table:table-cell table:formula="of:=[.E52]" office:value-type="float" office:value="0.2" calcext:value-type="float">
            <text:p>0,2</text:p>
          </table:table-cell>
          <table:table-cell table:formula="of:=IF([.A53]&gt;[.B53];1;IF([.A53]&gt;[.C53];[.E53]+(1-[.E53])*([.A53]-[.C53])/([.B53]-[.C53]);[.E53]*([.A53]-[.D53])/([.B53]-[.C53])))" office:value-type="float" office:value="0.82" calcext:value-type="float">
            <text:p>0,82</text:p>
          </table:table-cell>
          <table:table-cell table:formula="of:=IF([.F53]&lt;0;0;IF([.F53]&gt;1;1;[.F53]))"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53]" office:value-type="float" office:value="0.9" calcext:value-type="float">
            <text:p>0,9</text:p>
          </table:table-cell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0.9" calcext:value-type="float">
            <text:p>0,9</text:p>
          </table:table-cell>
          <table:table-cell table:formula="of:=[.E53]" office:value-type="float" office:value="0.2" calcext:value-type="float">
            <text:p>0,2</text:p>
          </table:table-cell>
          <table:table-cell table:formula="of:=IF([.A54]&gt;[.B54];1;IF([.A54]&gt;[.C54];[.E54]+(1-[.E54])*([.A54]-[.C54])/([.B54]-[.C54]);[.E54]*([.A54]-[.D54])/([.B54]-[.C54])))" office:value-type="float" office:value="0.8" calcext:value-type="float">
            <text:p>0,8</text:p>
          </table:table-cell>
          <table:table-cell table:formula="of:=IF([.F54]&lt;0;0;IF([.F54]&gt;1;1;[.F54])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B54]" office:value-type="float" office:value="0.9" calcext:value-type="float">
            <text:p>0,9</text:p>
          </table:table-cell>
          <table:table-cell table:formula="of:=[.C54]" office:value-type="float" office:value="1" calcext:value-type="float">
            <text:p>1</text:p>
          </table:table-cell>
          <table:table-cell table:formula="of:=[.D54]" office:value-type="float" office:value="0.9" calcext:value-type="float">
            <text:p>0,9</text:p>
          </table:table-cell>
          <table:table-cell table:formula="of:=[.E54]" office:value-type="float" office:value="0.2" calcext:value-type="float">
            <text:p>0,2</text:p>
          </table:table-cell>
          <table:table-cell table:formula="of:=IF([.A55]&gt;[.B55];1;IF([.A55]&gt;[.C55];[.E55]+(1-[.E55])*([.A55]-[.C55])/([.B55]-[.C55]);[.E55]*([.A55]-[.D55])/([.B55]-[.C55])))" office:value-type="float" office:value="0.78" calcext:value-type="float">
            <text:p>0,78</text:p>
          </table:table-cell>
          <table:table-cell table:formula="of:=IF([.F55]&lt;0;0;IF([.F55]&gt;1;1;[.F55]))"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B55]" office:value-type="float" office:value="0.9" calcext:value-type="float">
            <text:p>0,9</text:p>
          </table:table-cell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0.9" calcext:value-type="float">
            <text:p>0,9</text:p>
          </table:table-cell>
          <table:table-cell table:formula="of:=[.E55]" office:value-type="float" office:value="0.2" calcext:value-type="float">
            <text:p>0,2</text:p>
          </table:table-cell>
          <table:table-cell table:formula="of:=IF([.A56]&gt;[.B56];1;IF([.A56]&gt;[.C56];[.E56]+(1-[.E56])*([.A56]-[.C56])/([.B56]-[.C56]);[.E56]*([.A56]-[.D56])/([.B56]-[.C56])))" office:value-type="float" office:value="0.76" calcext:value-type="float">
            <text:p>0,76</text:p>
          </table:table-cell>
          <table:table-cell table:formula="of:=IF([.F56]&lt;0;0;IF([.F56]&gt;1;1;[.F56]))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B56]" office:value-type="float" office:value="0.9" calcext:value-type="float">
            <text:p>0,9</text:p>
          </table:table-cell>
          <table:table-cell table:formula="of:=[.C56]" office:value-type="float" office:value="1" calcext:value-type="float">
            <text:p>1</text:p>
          </table:table-cell>
          <table:table-cell table:formula="of:=[.D56]" office:value-type="float" office:value="0.9" calcext:value-type="float">
            <text:p>0,9</text:p>
          </table:table-cell>
          <table:table-cell table:formula="of:=[.E56]" office:value-type="float" office:value="0.2" calcext:value-type="float">
            <text:p>0,2</text:p>
          </table:table-cell>
          <table:table-cell table:formula="of:=IF([.A57]&gt;[.B57];1;IF([.A57]&gt;[.C57];[.E57]+(1-[.E57])*([.A57]-[.C57])/([.B57]-[.C57]);[.E57]*([.A57]-[.D57])/([.B57]-[.C57])))" office:value-type="float" office:value="0.74" calcext:value-type="float">
            <text:p>0,74</text:p>
          </table:table-cell>
          <table:table-cell table:formula="of:=IF([.F57]&lt;0;0;IF([.F57]&gt;1;1;[.F57]))"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B57]" office:value-type="float" office:value="0.9" calcext:value-type="float">
            <text:p>0,9</text:p>
          </table:table-cell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0.9" calcext:value-type="float">
            <text:p>0,9</text:p>
          </table:table-cell>
          <table:table-cell table:formula="of:=[.E57]" office:value-type="float" office:value="0.2" calcext:value-type="float">
            <text:p>0,2</text:p>
          </table:table-cell>
          <table:table-cell table:formula="of:=IF([.A58]&gt;[.B58];1;IF([.A58]&gt;[.C58];[.E58]+(1-[.E58])*([.A58]-[.C58])/([.B58]-[.C58]);[.E58]*([.A58]-[.D58])/([.B58]-[.C58])))" office:value-type="float" office:value="0.72" calcext:value-type="float">
            <text:p>0,72</text:p>
          </table:table-cell>
          <table:table-cell table:formula="of:=IF([.F58]&lt;0;0;IF([.F58]&gt;1;1;[.F58]))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B58]" office:value-type="float" office:value="0.9" calcext:value-type="float">
            <text:p>0,9</text:p>
          </table:table-cell>
          <table:table-cell table:formula="of:=[.C58]" office:value-type="float" office:value="1" calcext:value-type="float">
            <text:p>1</text:p>
          </table:table-cell>
          <table:table-cell table:formula="of:=[.D58]" office:value-type="float" office:value="0.9" calcext:value-type="float">
            <text:p>0,9</text:p>
          </table:table-cell>
          <table:table-cell table:formula="of:=[.E58]" office:value-type="float" office:value="0.2" calcext:value-type="float">
            <text:p>0,2</text:p>
          </table:table-cell>
          <table:table-cell table:formula="of:=IF([.A59]&gt;[.B59];1;IF([.A59]&gt;[.C59];[.E59]+(1-[.E59])*([.A59]-[.C59])/([.B59]-[.C59]);[.E59]*([.A59]-[.D59])/([.B59]-[.C59])))" office:value-type="float" office:value="0.7" calcext:value-type="float">
            <text:p>0,7</text:p>
          </table:table-cell>
          <table:table-cell table:formula="of:=IF([.F59]&lt;0;0;IF([.F59]&gt;1;1;[.F59]))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B59]" office:value-type="float" office:value="0.9" calcext:value-type="float">
            <text:p>0,9</text:p>
          </table:table-cell>
          <table:table-cell table:formula="of:=[.C59]" office:value-type="float" office:value="1" calcext:value-type="float">
            <text:p>1</text:p>
          </table:table-cell>
          <table:table-cell table:formula="of:=[.D59]" office:value-type="float" office:value="0.9" calcext:value-type="float">
            <text:p>0,9</text:p>
          </table:table-cell>
          <table:table-cell table:formula="of:=[.E59]" office:value-type="float" office:value="0.2" calcext:value-type="float">
            <text:p>0,2</text:p>
          </table:table-cell>
          <table:table-cell table:formula="of:=IF([.A60]&gt;[.B60];1;IF([.A60]&gt;[.C60];[.E60]+(1-[.E60])*([.A60]-[.C60])/([.B60]-[.C60]);[.E60]*([.A60]-[.D60])/([.B60]-[.C60])))" office:value-type="float" office:value="0.68" calcext:value-type="float">
            <text:p>0,68</text:p>
          </table:table-cell>
          <table:table-cell table:formula="of:=IF([.F60]&lt;0;0;IF([.F60]&gt;1;1;[.F60]))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B60]" office:value-type="float" office:value="0.9" calcext:value-type="float">
            <text:p>0,9</text:p>
          </table:table-cell>
          <table:table-cell table:formula="of:=[.C60]" office:value-type="float" office:value="1" calcext:value-type="float">
            <text:p>1</text:p>
          </table:table-cell>
          <table:table-cell table:formula="of:=[.D60]" office:value-type="float" office:value="0.9" calcext:value-type="float">
            <text:p>0,9</text:p>
          </table:table-cell>
          <table:table-cell table:formula="of:=[.E60]" office:value-type="float" office:value="0.2" calcext:value-type="float">
            <text:p>0,2</text:p>
          </table:table-cell>
          <table:table-cell table:formula="of:=IF([.A61]&gt;[.B61];1;IF([.A61]&gt;[.C61];[.E61]+(1-[.E61])*([.A61]-[.C61])/([.B61]-[.C61]);[.E61]*([.A61]-[.D61])/([.B61]-[.C61])))" office:value-type="float" office:value="0.66" calcext:value-type="float">
            <text:p>0,66</text:p>
          </table:table-cell>
          <table:table-cell table:formula="of:=IF([.F61]&lt;0;0;IF([.F61]&gt;1;1;[.F61]))"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B61]" office:value-type="float" office:value="0.9" calcext:value-type="float">
            <text:p>0,9</text:p>
          </table:table-cell>
          <table:table-cell table:formula="of:=[.C61]" office:value-type="float" office:value="1" calcext:value-type="float">
            <text:p>1</text:p>
          </table:table-cell>
          <table:table-cell table:formula="of:=[.D61]" office:value-type="float" office:value="0.9" calcext:value-type="float">
            <text:p>0,9</text:p>
          </table:table-cell>
          <table:table-cell table:formula="of:=[.E61]" office:value-type="float" office:value="0.2" calcext:value-type="float">
            <text:p>0,2</text:p>
          </table:table-cell>
          <table:table-cell table:formula="of:=IF([.A62]&gt;[.B62];1;IF([.A62]&gt;[.C62];[.E62]+(1-[.E62])*([.A62]-[.C62])/([.B62]-[.C62]);[.E62]*([.A62]-[.D62])/([.B62]-[.C62])))" office:value-type="float" office:value="0.64" calcext:value-type="float">
            <text:p>0,64</text:p>
          </table:table-cell>
          <table:table-cell table:formula="of:=IF([.F62]&lt;0;0;IF([.F62]&gt;1;1;[.F62]))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formula="of:=[.B62]" office:value-type="float" office:value="0.9" calcext:value-type="float">
            <text:p>0,9</text:p>
          </table:table-cell>
          <table:table-cell table:formula="of:=[.C62]" office:value-type="float" office:value="1" calcext:value-type="float">
            <text:p>1</text:p>
          </table:table-cell>
          <table:table-cell table:formula="of:=[.D62]" office:value-type="float" office:value="0.9" calcext:value-type="float">
            <text:p>0,9</text:p>
          </table:table-cell>
          <table:table-cell table:formula="of:=[.E62]" office:value-type="float" office:value="0.2" calcext:value-type="float">
            <text:p>0,2</text:p>
          </table:table-cell>
          <table:table-cell table:formula="of:=IF([.A63]&gt;[.B63];1;IF([.A63]&gt;[.C63];[.E63]+(1-[.E63])*([.A63]-[.C63])/([.B63]-[.C63]);[.E63]*([.A63]-[.D63])/([.B63]-[.C63])))" office:value-type="float" office:value="0.62" calcext:value-type="float">
            <text:p>0,62</text:p>
          </table:table-cell>
          <table:table-cell table:formula="of:=IF([.F63]&lt;0;0;IF([.F63]&gt;1;1;[.F63]))"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63]" office:value-type="float" office:value="0.9" calcext:value-type="float">
            <text:p>0,9</text:p>
          </table:table-cell>
          <table:table-cell table:formula="of:=[.C63]" office:value-type="float" office:value="1" calcext:value-type="float">
            <text:p>1</text:p>
          </table:table-cell>
          <table:table-cell table:formula="of:=[.D63]" office:value-type="float" office:value="0.9" calcext:value-type="float">
            <text:p>0,9</text:p>
          </table:table-cell>
          <table:table-cell table:formula="of:=[.E63]" office:value-type="float" office:value="0.2" calcext:value-type="float">
            <text:p>0,2</text:p>
          </table:table-cell>
          <table:table-cell table:formula="of:=IF([.A64]&gt;[.B64];1;IF([.A64]&gt;[.C64];[.E64]+(1-[.E64])*([.A64]-[.C64])/([.B64]-[.C64]);[.E64]*([.A64]-[.D64])/([.B64]-[.C64])))" office:value-type="float" office:value="0.6" calcext:value-type="float">
            <text:p>0,6</text:p>
          </table:table-cell>
          <table:table-cell table:formula="of:=IF([.F64]&lt;0;0;IF([.F64]&gt;1;1;[.F64])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B64]" office:value-type="float" office:value="0.9" calcext:value-type="float">
            <text:p>0,9</text:p>
          </table:table-cell>
          <table:table-cell table:formula="of:=[.C64]" office:value-type="float" office:value="1" calcext:value-type="float">
            <text:p>1</text:p>
          </table:table-cell>
          <table:table-cell table:formula="of:=[.D64]" office:value-type="float" office:value="0.9" calcext:value-type="float">
            <text:p>0,9</text:p>
          </table:table-cell>
          <table:table-cell table:formula="of:=[.E64]" office:value-type="float" office:value="0.2" calcext:value-type="float">
            <text:p>0,2</text:p>
          </table:table-cell>
          <table:table-cell table:formula="of:=IF([.A65]&gt;[.B65];1;IF([.A65]&gt;[.C65];[.E65]+(1-[.E65])*([.A65]-[.C65])/([.B65]-[.C65]);[.E65]*([.A65]-[.D65])/([.B65]-[.C65])))" office:value-type="float" office:value="0.58" calcext:value-type="float">
            <text:p>0,58</text:p>
          </table:table-cell>
          <table:table-cell table:formula="of:=IF([.F65]&lt;0;0;IF([.F65]&gt;1;1;[.F65]))"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B65]" office:value-type="float" office:value="0.9" calcext:value-type="float">
            <text:p>0,9</text:p>
          </table:table-cell>
          <table:table-cell table:formula="of:=[.C65]" office:value-type="float" office:value="1" calcext:value-type="float">
            <text:p>1</text:p>
          </table:table-cell>
          <table:table-cell table:formula="of:=[.D65]" office:value-type="float" office:value="0.9" calcext:value-type="float">
            <text:p>0,9</text:p>
          </table:table-cell>
          <table:table-cell table:formula="of:=[.E65]" office:value-type="float" office:value="0.2" calcext:value-type="float">
            <text:p>0,2</text:p>
          </table:table-cell>
          <table:table-cell table:formula="of:=IF([.A66]&gt;[.B66];1;IF([.A66]&gt;[.C66];[.E66]+(1-[.E66])*([.A66]-[.C66])/([.B66]-[.C66]);[.E66]*([.A66]-[.D66])/([.B66]-[.C66])))" office:value-type="float" office:value="0.56" calcext:value-type="float">
            <text:p>0,56</text:p>
          </table:table-cell>
          <table:table-cell table:formula="of:=IF([.F66]&lt;0;0;IF([.F66]&gt;1;1;[.F66]))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B66]" office:value-type="float" office:value="0.9" calcext:value-type="float">
            <text:p>0,9</text:p>
          </table:table-cell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0.9" calcext:value-type="float">
            <text:p>0,9</text:p>
          </table:table-cell>
          <table:table-cell table:formula="of:=[.E66]" office:value-type="float" office:value="0.2" calcext:value-type="float">
            <text:p>0,2</text:p>
          </table:table-cell>
          <table:table-cell table:formula="of:=IF([.A67]&gt;[.B67];1;IF([.A67]&gt;[.C67];[.E67]+(1-[.E67])*([.A67]-[.C67])/([.B67]-[.C67]);[.E67]*([.A67]-[.D67])/([.B67]-[.C67])))" office:value-type="float" office:value="0.54" calcext:value-type="float">
            <text:p>0,54</text:p>
          </table:table-cell>
          <table:table-cell table:formula="of:=IF([.F67]&lt;0;0;IF([.F67]&gt;1;1;[.F67]))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B67]" office:value-type="float" office:value="0.9" calcext:value-type="float">
            <text:p>0,9</text:p>
          </table:table-cell>
          <table:table-cell table:formula="of:=[.C67]" office:value-type="float" office:value="1" calcext:value-type="float">
            <text:p>1</text:p>
          </table:table-cell>
          <table:table-cell table:formula="of:=[.D67]" office:value-type="float" office:value="0.9" calcext:value-type="float">
            <text:p>0,9</text:p>
          </table:table-cell>
          <table:table-cell table:formula="of:=[.E67]" office:value-type="float" office:value="0.2" calcext:value-type="float">
            <text:p>0,2</text:p>
          </table:table-cell>
          <table:table-cell table:formula="of:=IF([.A68]&gt;[.B68];1;IF([.A68]&gt;[.C68];[.E68]+(1-[.E68])*([.A68]-[.C68])/([.B68]-[.C68]);[.E68]*([.A68]-[.D68])/([.B68]-[.C68])))" office:value-type="float" office:value="0.52" calcext:value-type="float">
            <text:p>0,52</text:p>
          </table:table-cell>
          <table:table-cell table:formula="of:=IF([.F68]&lt;0;0;IF([.F68]&gt;1;1;[.F68]))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B68]" office:value-type="float" office:value="0.9" calcext:value-type="float">
            <text:p>0,9</text:p>
          </table:table-cell>
          <table:table-cell table:formula="of:=[.C68]" office:value-type="float" office:value="1" calcext:value-type="float">
            <text:p>1</text:p>
          </table:table-cell>
          <table:table-cell table:formula="of:=[.D68]" office:value-type="float" office:value="0.9" calcext:value-type="float">
            <text:p>0,9</text:p>
          </table:table-cell>
          <table:table-cell table:formula="of:=[.E68]" office:value-type="float" office:value="0.2" calcext:value-type="float">
            <text:p>0,2</text:p>
          </table:table-cell>
          <table:table-cell table:formula="of:=IF([.A69]&gt;[.B69];1;IF([.A69]&gt;[.C69];[.E69]+(1-[.E69])*([.A69]-[.C69])/([.B69]-[.C69]);[.E69]*([.A69]-[.D69])/([.B69]-[.C69])))" office:value-type="float" office:value="0.5" calcext:value-type="float">
            <text:p>0,5</text:p>
          </table:table-cell>
          <table:table-cell table:formula="of:=IF([.F69]&lt;0;0;IF([.F69]&gt;1;1;[.F69])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B69]" office:value-type="float" office:value="0.9" calcext:value-type="float">
            <text:p>0,9</text:p>
          </table:table-cell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0.9" calcext:value-type="float">
            <text:p>0,9</text:p>
          </table:table-cell>
          <table:table-cell table:formula="of:=[.E69]" office:value-type="float" office:value="0.2" calcext:value-type="float">
            <text:p>0,2</text:p>
          </table:table-cell>
          <table:table-cell table:formula="of:=IF([.A70]&gt;[.B70];1;IF([.A70]&gt;[.C70];[.E70]+(1-[.E70])*([.A70]-[.C70])/([.B70]-[.C70]);[.E70]*([.A70]-[.D70])/([.B70]-[.C70])))" office:value-type="float" office:value="0.48" calcext:value-type="float">
            <text:p>0,48</text:p>
          </table:table-cell>
          <table:table-cell table:formula="of:=IF([.F70]&lt;0;0;IF([.F70]&gt;1;1;[.F70]))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B70]" office:value-type="float" office:value="0.9" calcext:value-type="float">
            <text:p>0,9</text:p>
          </table:table-cell>
          <table:table-cell table:formula="of:=[.C70]" office:value-type="float" office:value="1" calcext:value-type="float">
            <text:p>1</text:p>
          </table:table-cell>
          <table:table-cell table:formula="of:=[.D70]" office:value-type="float" office:value="0.9" calcext:value-type="float">
            <text:p>0,9</text:p>
          </table:table-cell>
          <table:table-cell table:formula="of:=[.E70]" office:value-type="float" office:value="0.2" calcext:value-type="float">
            <text:p>0,2</text:p>
          </table:table-cell>
          <table:table-cell table:formula="of:=IF([.A71]&gt;[.B71];1;IF([.A71]&gt;[.C71];[.E71]+(1-[.E71])*([.A71]-[.C71])/([.B71]-[.C71]);[.E71]*([.A71]-[.D71])/([.B71]-[.C71])))" office:value-type="float" office:value="0.46" calcext:value-type="float">
            <text:p>0,46</text:p>
          </table:table-cell>
          <table:table-cell table:formula="of:=IF([.F71]&lt;0;0;IF([.F71]&gt;1;1;[.F71]))"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B71]" office:value-type="float" office:value="0.9" calcext:value-type="float">
            <text:p>0,9</text:p>
          </table:table-cell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0.9" calcext:value-type="float">
            <text:p>0,9</text:p>
          </table:table-cell>
          <table:table-cell table:formula="of:=[.E71]" office:value-type="float" office:value="0.2" calcext:value-type="float">
            <text:p>0,2</text:p>
          </table:table-cell>
          <table:table-cell table:formula="of:=IF([.A72]&gt;[.B72];1;IF([.A72]&gt;[.C72];[.E72]+(1-[.E72])*([.A72]-[.C72])/([.B72]-[.C72]);[.E72]*([.A72]-[.D72])/([.B72]-[.C72])))" office:value-type="float" office:value="0.44" calcext:value-type="float">
            <text:p>0,44</text:p>
          </table:table-cell>
          <table:table-cell table:formula="of:=IF([.F72]&lt;0;0;IF([.F72]&gt;1;1;[.F72]))"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table:formula="of:=[.B72]" office:value-type="float" office:value="0.9" calcext:value-type="float">
            <text:p>0,9</text:p>
          </table:table-cell>
          <table:table-cell table:formula="of:=[.C72]" office:value-type="float" office:value="1" calcext:value-type="float">
            <text:p>1</text:p>
          </table:table-cell>
          <table:table-cell table:formula="of:=[.D72]" office:value-type="float" office:value="0.9" calcext:value-type="float">
            <text:p>0,9</text:p>
          </table:table-cell>
          <table:table-cell table:formula="of:=[.E72]" office:value-type="float" office:value="0.2" calcext:value-type="float">
            <text:p>0,2</text:p>
          </table:table-cell>
          <table:table-cell table:formula="of:=IF([.A73]&gt;[.B73];1;IF([.A73]&gt;[.C73];[.E73]+(1-[.E73])*([.A73]-[.C73])/([.B73]-[.C73]);[.E73]*([.A73]-[.D73])/([.B73]-[.C73])))" office:value-type="float" office:value="0.42" calcext:value-type="float">
            <text:p>0,42</text:p>
          </table:table-cell>
          <table:table-cell table:formula="of:=IF([.F73]&lt;0;0;IF([.F73]&gt;1;1;[.F73]))"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73]" office:value-type="float" office:value="0.9" calcext:value-type="float">
            <text:p>0,9</text:p>
          </table:table-cell>
          <table:table-cell table:formula="of:=[.C73]" office:value-type="float" office:value="1" calcext:value-type="float">
            <text:p>1</text:p>
          </table:table-cell>
          <table:table-cell table:formula="of:=[.D73]" office:value-type="float" office:value="0.9" calcext:value-type="float">
            <text:p>0,9</text:p>
          </table:table-cell>
          <table:table-cell table:formula="of:=[.E73]" office:value-type="float" office:value="0.2" calcext:value-type="float">
            <text:p>0,2</text:p>
          </table:table-cell>
          <table:table-cell table:formula="of:=IF([.A74]&gt;[.B74];1;IF([.A74]&gt;[.C74];[.E74]+(1-[.E74])*([.A74]-[.C74])/([.B74]-[.C74]);[.E74]*([.A74]-[.D74])/([.B74]-[.C74])))" office:value-type="float" office:value="0.4" calcext:value-type="float">
            <text:p>0,4</text:p>
          </table:table-cell>
          <table:table-cell table:formula="of:=IF([.F74]&lt;0;0;IF([.F74]&gt;1;1;[.F74])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B74]" office:value-type="float" office:value="0.9" calcext:value-type="float">
            <text:p>0,9</text:p>
          </table:table-cell>
          <table:table-cell table:formula="of:=[.C74]" office:value-type="float" office:value="1" calcext:value-type="float">
            <text:p>1</text:p>
          </table:table-cell>
          <table:table-cell table:formula="of:=[.D74]" office:value-type="float" office:value="0.9" calcext:value-type="float">
            <text:p>0,9</text:p>
          </table:table-cell>
          <table:table-cell table:formula="of:=[.E74]" office:value-type="float" office:value="0.2" calcext:value-type="float">
            <text:p>0,2</text:p>
          </table:table-cell>
          <table:table-cell table:formula="of:=IF([.A75]&gt;[.B75];1;IF([.A75]&gt;[.C75];[.E75]+(1-[.E75])*([.A75]-[.C75])/([.B75]-[.C75]);[.E75]*([.A75]-[.D75])/([.B75]-[.C75])))" office:value-type="float" office:value="0.38" calcext:value-type="float">
            <text:p>0,38</text:p>
          </table:table-cell>
          <table:table-cell table:formula="of:=IF([.F75]&lt;0;0;IF([.F75]&gt;1;1;[.F75]))"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B75]" office:value-type="float" office:value="0.9" calcext:value-type="float">
            <text:p>0,9</text:p>
          </table:table-cell>
          <table:table-cell table:formula="of:=[.C75]" office:value-type="float" office:value="1" calcext:value-type="float">
            <text:p>1</text:p>
          </table:table-cell>
          <table:table-cell table:formula="of:=[.D75]" office:value-type="float" office:value="0.9" calcext:value-type="float">
            <text:p>0,9</text:p>
          </table:table-cell>
          <table:table-cell table:formula="of:=[.E75]" office:value-type="float" office:value="0.2" calcext:value-type="float">
            <text:p>0,2</text:p>
          </table:table-cell>
          <table:table-cell table:formula="of:=IF([.A76]&gt;[.B76];1;IF([.A76]&gt;[.C76];[.E76]+(1-[.E76])*([.A76]-[.C76])/([.B76]-[.C76]);[.E76]*([.A76]-[.D76])/([.B76]-[.C76])))" office:value-type="float" office:value="0.36" calcext:value-type="float">
            <text:p>0,36</text:p>
          </table:table-cell>
          <table:table-cell table:formula="of:=IF([.F76]&lt;0;0;IF([.F76]&gt;1;1;[.F76]))"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B76]" office:value-type="float" office:value="0.9" calcext:value-type="float">
            <text:p>0,9</text:p>
          </table:table-cell>
          <table:table-cell table:formula="of:=[.C76]" office:value-type="float" office:value="1" calcext:value-type="float">
            <text:p>1</text:p>
          </table:table-cell>
          <table:table-cell table:formula="of:=[.D76]" office:value-type="float" office:value="0.9" calcext:value-type="float">
            <text:p>0,9</text:p>
          </table:table-cell>
          <table:table-cell table:formula="of:=[.E76]" office:value-type="float" office:value="0.2" calcext:value-type="float">
            <text:p>0,2</text:p>
          </table:table-cell>
          <table:table-cell table:formula="of:=IF([.A77]&gt;[.B77];1;IF([.A77]&gt;[.C77];[.E77]+(1-[.E77])*([.A77]-[.C77])/([.B77]-[.C77]);[.E77]*([.A77]-[.D77])/([.B77]-[.C77])))" office:value-type="float" office:value="0.34" calcext:value-type="float">
            <text:p>0,34</text:p>
          </table:table-cell>
          <table:table-cell table:formula="of:=IF([.F77]&lt;0;0;IF([.F77]&gt;1;1;[.F77]))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B77]" office:value-type="float" office:value="0.9" calcext:value-type="float">
            <text:p>0,9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0.9" calcext:value-type="float">
            <text:p>0,9</text:p>
          </table:table-cell>
          <table:table-cell table:formula="of:=[.E77]" office:value-type="float" office:value="0.2" calcext:value-type="float">
            <text:p>0,2</text:p>
          </table:table-cell>
          <table:table-cell table:formula="of:=IF([.A78]&gt;[.B78];1;IF([.A78]&gt;[.C78];[.E78]+(1-[.E78])*([.A78]-[.C78])/([.B78]-[.C78]);[.E78]*([.A78]-[.D78])/([.B78]-[.C78])))" office:value-type="float" office:value="0.32" calcext:value-type="float">
            <text:p>0,32</text:p>
          </table:table-cell>
          <table:table-cell table:formula="of:=IF([.F78]&lt;0;0;IF([.F78]&gt;1;1;[.F78]))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B78]" office:value-type="float" office:value="0.9" calcext:value-type="float">
            <text:p>0,9</text:p>
          </table:table-cell>
          <table:table-cell table:formula="of:=[.C78]" office:value-type="float" office:value="1" calcext:value-type="float">
            <text:p>1</text:p>
          </table:table-cell>
          <table:table-cell table:formula="of:=[.D78]" office:value-type="float" office:value="0.9" calcext:value-type="float">
            <text:p>0,9</text:p>
          </table:table-cell>
          <table:table-cell table:formula="of:=[.E78]" office:value-type="float" office:value="0.2" calcext:value-type="float">
            <text:p>0,2</text:p>
          </table:table-cell>
          <table:table-cell table:formula="of:=IF([.A79]&gt;[.B79];1;IF([.A79]&gt;[.C79];[.E79]+(1-[.E79])*([.A79]-[.C79])/([.B79]-[.C79]);[.E79]*([.A79]-[.D79])/([.B79]-[.C79])))" office:value-type="float" office:value="0.3" calcext:value-type="float">
            <text:p>0,3</text:p>
          </table:table-cell>
          <table:table-cell table:formula="of:=IF([.F79]&lt;0;0;IF([.F79]&gt;1;1;[.F79]))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B79]" office:value-type="float" office:value="0.9" calcext:value-type="float">
            <text:p>0,9</text:p>
          </table:table-cell>
          <table:table-cell table:formula="of:=[.C79]" office:value-type="float" office:value="1" calcext:value-type="float">
            <text:p>1</text:p>
          </table:table-cell>
          <table:table-cell table:formula="of:=[.D79]" office:value-type="float" office:value="0.9" calcext:value-type="float">
            <text:p>0,9</text:p>
          </table:table-cell>
          <table:table-cell table:formula="of:=[.E79]" office:value-type="float" office:value="0.2" calcext:value-type="float">
            <text:p>0,2</text:p>
          </table:table-cell>
          <table:table-cell table:formula="of:=IF([.A80]&gt;[.B80];1;IF([.A80]&gt;[.C80];[.E80]+(1-[.E80])*([.A80]-[.C80])/([.B80]-[.C80]);[.E80]*([.A80]-[.D80])/([.B80]-[.C80])))" office:value-type="float" office:value="0.28" calcext:value-type="float">
            <text:p>0,28</text:p>
          </table:table-cell>
          <table:table-cell table:formula="of:=IF([.F80]&lt;0;0;IF([.F80]&gt;1;1;[.F80]))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B80]" office:value-type="float" office:value="0.9" calcext:value-type="float">
            <text:p>0,9</text:p>
          </table:table-cell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0.9" calcext:value-type="float">
            <text:p>0,9</text:p>
          </table:table-cell>
          <table:table-cell table:formula="of:=[.E80]" office:value-type="float" office:value="0.2" calcext:value-type="float">
            <text:p>0,2</text:p>
          </table:table-cell>
          <table:table-cell table:formula="of:=IF([.A81]&gt;[.B81];1;IF([.A81]&gt;[.C81];[.E81]+(1-[.E81])*([.A81]-[.C81])/([.B81]-[.C81]);[.E81]*([.A81]-[.D81])/([.B81]-[.C81])))" office:value-type="float" office:value="0.26" calcext:value-type="float">
            <text:p>0,26</text:p>
          </table:table-cell>
          <table:table-cell table:formula="of:=IF([.F81]&lt;0;0;IF([.F81]&gt;1;1;[.F81]))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B81]" office:value-type="float" office:value="0.9" calcext:value-type="float">
            <text:p>0,9</text:p>
          </table:table-cell>
          <table:table-cell table:formula="of:=[.C81]" office:value-type="float" office:value="1" calcext:value-type="float">
            <text:p>1</text:p>
          </table:table-cell>
          <table:table-cell table:formula="of:=[.D81]" office:value-type="float" office:value="0.9" calcext:value-type="float">
            <text:p>0,9</text:p>
          </table:table-cell>
          <table:table-cell table:formula="of:=[.E81]" office:value-type="float" office:value="0.2" calcext:value-type="float">
            <text:p>0,2</text:p>
          </table:table-cell>
          <table:table-cell table:formula="of:=IF([.A82]&gt;[.B82];1;IF([.A82]&gt;[.C82];[.E82]+(1-[.E82])*([.A82]-[.C82])/([.B82]-[.C82]);[.E82]*([.A82]-[.D82])/([.B82]-[.C82])))" office:value-type="float" office:value="0.24" calcext:value-type="float">
            <text:p>0,24</text:p>
          </table:table-cell>
          <table:table-cell table:formula="of:=IF([.F82]&lt;0;0;IF([.F82]&gt;1;1;[.F82]))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B82]" office:value-type="float" office:value="0.9" calcext:value-type="float">
            <text:p>0,9</text:p>
          </table:table-cell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0.9" calcext:value-type="float">
            <text:p>0,9</text:p>
          </table:table-cell>
          <table:table-cell table:formula="of:=[.E82]" office:value-type="float" office:value="0.2" calcext:value-type="float">
            <text:p>0,2</text:p>
          </table:table-cell>
          <table:table-cell table:formula="of:=IF([.A83]&gt;[.B83];1;IF([.A83]&gt;[.C83];[.E83]+(1-[.E83])*([.A83]-[.C83])/([.B83]-[.C83]);[.E83]*([.A83]-[.D83])/([.B83]-[.C83])))" office:value-type="float" office:value="0.22" calcext:value-type="float">
            <text:p>0,22</text:p>
          </table:table-cell>
          <table:table-cell table:formula="of:=IF([.F83]&lt;0;0;IF([.F83]&gt;1;1;[.F83]))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83]" office:value-type="float" office:value="0.9" calcext:value-type="float">
            <text:p>0,9</text:p>
          </table:table-cell>
          <table:table-cell table:formula="of:=[.C83]" office:value-type="float" office:value="1" calcext:value-type="float">
            <text:p>1</text:p>
          </table:table-cell>
          <table:table-cell table:formula="of:=[.D83]" office:value-type="float" office:value="0.9" calcext:value-type="float">
            <text:p>0,9</text:p>
          </table:table-cell>
          <table:table-cell table:formula="of:=[.E83]" office:value-type="float" office:value="0.2" calcext:value-type="float">
            <text:p>0,2</text:p>
          </table:table-cell>
          <table:table-cell table:formula="of:=IF([.A84]&gt;[.B84];1;IF([.A84]&gt;[.C84];[.E84]+(1-[.E84])*([.A84]-[.C84])/([.B84]-[.C84]);[.E84]*([.A84]-[.D84])/([.B84]-[.C84])))" office:value-type="float" office:value="0.2" calcext:value-type="float">
            <text:p>0,2</text:p>
          </table:table-cell>
          <table:table-cell table:formula="of:=IF([.F84]&lt;0;0;IF([.F84]&gt;1;1;[.F84])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table:formula="of:=[.B84]" office:value-type="float" office:value="0.9" calcext:value-type="float">
            <text:p>0,9</text:p>
          </table:table-cell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0.9" calcext:value-type="float">
            <text:p>0,9</text:p>
          </table:table-cell>
          <table:table-cell table:formula="of:=[.E84]" office:value-type="float" office:value="0.2" calcext:value-type="float">
            <text:p>0,2</text:p>
          </table:table-cell>
          <table:table-cell table:formula="of:=IF([.A85]&gt;[.B85];1;IF([.A85]&gt;[.C85];[.E85]+(1-[.E85])*([.A85]-[.C85])/([.B85]-[.C85]);[.E85]*([.A85]-[.D85])/([.B85]-[.C85])))" office:value-type="float" office:value="0.18" calcext:value-type="float">
            <text:p>0,18</text:p>
          </table:table-cell>
          <table:table-cell table:formula="of:=IF([.F85]&lt;0;0;IF([.F85]&gt;1;1;[.F85]))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B85]" office:value-type="float" office:value="0.9" calcext:value-type="float">
            <text:p>0,9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0.9" calcext:value-type="float">
            <text:p>0,9</text:p>
          </table:table-cell>
          <table:table-cell table:formula="of:=[.E85]" office:value-type="float" office:value="0.2" calcext:value-type="float">
            <text:p>0,2</text:p>
          </table:table-cell>
          <table:table-cell table:formula="of:=IF([.A86]&gt;[.B86];1;IF([.A86]&gt;[.C86];[.E86]+(1-[.E86])*([.A86]-[.C86])/([.B86]-[.C86]);[.E86]*([.A86]-[.D86])/([.B86]-[.C86])))" office:value-type="float" office:value="0.16" calcext:value-type="float">
            <text:p>0,16</text:p>
          </table:table-cell>
          <table:table-cell table:formula="of:=IF([.F86]&lt;0;0;IF([.F86]&gt;1;1;[.F86]))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B86]" office:value-type="float" office:value="0.9" calcext:value-type="float">
            <text:p>0,9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0.9" calcext:value-type="float">
            <text:p>0,9</text:p>
          </table:table-cell>
          <table:table-cell table:formula="of:=[.E86]" office:value-type="float" office:value="0.2" calcext:value-type="float">
            <text:p>0,2</text:p>
          </table:table-cell>
          <table:table-cell table:formula="of:=IF([.A87]&gt;[.B87];1;IF([.A87]&gt;[.C87];[.E87]+(1-[.E87])*([.A87]-[.C87])/([.B87]-[.C87]);[.E87]*([.A87]-[.D87])/([.B87]-[.C87])))" office:value-type="float" office:value="0.14" calcext:value-type="float">
            <text:p>0,14</text:p>
          </table:table-cell>
          <table:table-cell table:formula="of:=IF([.F87]&lt;0;0;IF([.F87]&gt;1;1;[.F87]))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B87]" office:value-type="float" office:value="0.9" calcext:value-type="float">
            <text:p>0,9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0.9" calcext:value-type="float">
            <text:p>0,9</text:p>
          </table:table-cell>
          <table:table-cell table:formula="of:=[.E87]" office:value-type="float" office:value="0.2" calcext:value-type="float">
            <text:p>0,2</text:p>
          </table:table-cell>
          <table:table-cell table:formula="of:=IF([.A88]&gt;[.B88];1;IF([.A88]&gt;[.C88];[.E88]+(1-[.E88])*([.A88]-[.C88])/([.B88]-[.C88]);[.E88]*([.A88]-[.D88])/([.B88]-[.C88])))" office:value-type="float" office:value="0.12" calcext:value-type="float">
            <text:p>0,12</text:p>
          </table:table-cell>
          <table:table-cell table:formula="of:=IF([.F88]&lt;0;0;IF([.F88]&gt;1;1;[.F88]))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B88]" office:value-type="float" office:value="0.9" calcext:value-type="float">
            <text:p>0,9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0.9" calcext:value-type="float">
            <text:p>0,9</text:p>
          </table:table-cell>
          <table:table-cell table:formula="of:=[.E88]" office:value-type="float" office:value="0.2" calcext:value-type="float">
            <text:p>0,2</text:p>
          </table:table-cell>
          <table:table-cell table:formula="of:=IF([.A89]&gt;[.B89];1;IF([.A89]&gt;[.C89];[.E89]+(1-[.E89])*([.A89]-[.C89])/([.B89]-[.C89]);[.E89]*([.A89]-[.D89])/([.B89]-[.C89])))" office:value-type="float" office:value="0.1" calcext:value-type="float">
            <text:p>0,1</text:p>
          </table:table-cell>
          <table:table-cell table:formula="of:=IF([.F89]&lt;0;0;IF([.F89]&gt;1;1;[.F89]))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B89]" office:value-type="float" office:value="0.9" calcext:value-type="float">
            <text:p>0,9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0.9" calcext:value-type="float">
            <text:p>0,9</text:p>
          </table:table-cell>
          <table:table-cell table:formula="of:=[.E89]" office:value-type="float" office:value="0.2" calcext:value-type="float">
            <text:p>0,2</text:p>
          </table:table-cell>
          <table:table-cell table:formula="of:=IF([.A90]&gt;[.B90];1;IF([.A90]&gt;[.C90];[.E90]+(1-[.E90])*([.A90]-[.C90])/([.B90]-[.C90]);[.E90]*([.A90]-[.D90])/([.B90]-[.C90])))" office:value-type="float" office:value="0.0800000000000001" calcext:value-type="float">
            <text:p>0,08</text:p>
          </table:table-cell>
          <table:table-cell table:formula="of:=IF([.F90]&lt;0;0;IF([.F90]&gt;1;1;[.F90]))" office:value-type="float" office:value="0.0800000000000001" calcext:value-type="float">
            <text:p>0,08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table:formula="of:=[.B90]" office:value-type="float" office:value="0.9" calcext:value-type="float">
            <text:p>0,9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0.9" calcext:value-type="float">
            <text:p>0,9</text:p>
          </table:table-cell>
          <table:table-cell table:formula="of:=[.E90]" office:value-type="float" office:value="0.2" calcext:value-type="float">
            <text:p>0,2</text:p>
          </table:table-cell>
          <table:table-cell table:formula="of:=IF([.A91]&gt;[.B91];1;IF([.A91]&gt;[.C91];[.E91]+(1-[.E91])*([.A91]-[.C91])/([.B91]-[.C91]);[.E91]*([.A91]-[.D91])/([.B91]-[.C91])))" office:value-type="float" office:value="0.0600000000000001" calcext:value-type="float">
            <text:p>0,06</text:p>
          </table:table-cell>
          <table:table-cell table:formula="of:=IF([.F91]&lt;0;0;IF([.F91]&gt;1;1;[.F91]))" office:value-type="float" office:value="0.0600000000000001" calcext:value-type="float">
            <text:p>0,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B91]" office:value-type="float" office:value="0.9" calcext:value-type="float">
            <text:p>0,9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0.9" calcext:value-type="float">
            <text:p>0,9</text:p>
          </table:table-cell>
          <table:table-cell table:formula="of:=[.E91]" office:value-type="float" office:value="0.2" calcext:value-type="float">
            <text:p>0,2</text:p>
          </table:table-cell>
          <table:table-cell table:formula="of:=IF([.A92]&gt;[.B92];1;IF([.A92]&gt;[.C92];[.E92]+(1-[.E92])*([.A92]-[.C92])/([.B92]-[.C92]);[.E92]*([.A92]-[.D92])/([.B92]-[.C92])))" office:value-type="float" office:value="0.04" calcext:value-type="float">
            <text:p>0,04</text:p>
          </table:table-cell>
          <table:table-cell table:formula="of:=IF([.F92]&lt;0;0;IF([.F92]&gt;1;1;[.F92]))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B92]" office:value-type="float" office:value="0.9" calcext:value-type="float">
            <text:p>0,9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0.9" calcext:value-type="float">
            <text:p>0,9</text:p>
          </table:table-cell>
          <table:table-cell table:formula="of:=[.E92]" office:value-type="float" office:value="0.2" calcext:value-type="float">
            <text:p>0,2</text:p>
          </table:table-cell>
          <table:table-cell table:formula="of:=IF([.A93]&gt;[.B93];1;IF([.A93]&gt;[.C93];[.E93]+(1-[.E93])*([.A93]-[.C93])/([.B93]-[.C93]);[.E93]*([.A93]-[.D93])/([.B93]-[.C93])))" office:value-type="float" office:value="0.02" calcext:value-type="float">
            <text:p>0,02</text:p>
          </table:table-cell>
          <table:table-cell table:formula="of:=IF([.F93]&lt;0;0;IF([.F93]&gt;1;1;[.F93])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93]" office:value-type="float" office:value="0.9" calcext:value-type="float">
            <text:p>0,9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0.9" calcext:value-type="float">
            <text:p>0,9</text:p>
          </table:table-cell>
          <table:table-cell table:formula="of:=[.E93]" office:value-type="float" office:value="0.2" calcext:value-type="float">
            <text:p>0,2</text:p>
          </table:table-cell>
          <table:table-cell table:formula="of:=IF([.A94]&gt;[.B94];1;IF([.A94]&gt;[.C94];[.E94]+(1-[.E94])*([.A94]-[.C94])/([.B94]-[.C94]);[.E94]*([.A94]-[.D94])/([.B94]-[.C94])))" office:value-type="float" office:value="-0" calcext:value-type="float">
            <text:p>0</text:p>
          </table:table-cell>
          <table:table-cell table:formula="of:=IF([.F94]&lt;0;0;IF([.F94]&gt;1;1;[.F94])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B94]" office:value-type="float" office:value="0.9" calcext:value-type="float">
            <text:p>0,9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0.9" calcext:value-type="float">
            <text:p>0,9</text:p>
          </table:table-cell>
          <table:table-cell table:formula="of:=[.E94]" office:value-type="float" office:value="0.2" calcext:value-type="float">
            <text:p>0,2</text:p>
          </table:table-cell>
          <table:table-cell table:formula="of:=IF([.A95]&gt;[.B95];1;IF([.A95]&gt;[.C95];[.E95]+(1-[.E95])*([.A95]-[.C95])/([.B95]-[.C95]);[.E95]*([.A95]-[.D95])/([.B95]-[.C95])))" office:value-type="float" office:value="1" calcext:value-type="float">
            <text:p>1</text:p>
          </table:table-cell>
          <table:table-cell table:formula="of:=IF([.F95]&lt;0;0;IF([.F95]&gt;1;1;[.F95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B95]" office:value-type="float" office:value="0.9" calcext:value-type="float">
            <text:p>0,9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0.9" calcext:value-type="float">
            <text:p>0,9</text:p>
          </table:table-cell>
          <table:table-cell table:formula="of:=[.E95]" office:value-type="float" office:value="0.2" calcext:value-type="float">
            <text:p>0,2</text:p>
          </table:table-cell>
          <table:table-cell table:formula="of:=IF([.A96]&gt;[.B96];1;IF([.A96]&gt;[.C96];[.E96]+(1-[.E96])*([.A96]-[.C96])/([.B96]-[.C96]);[.E96]*([.A96]-[.D96])/([.B96]-[.C96])))" office:value-type="float" office:value="1" calcext:value-type="float">
            <text:p>1</text:p>
          </table:table-cell>
          <table:table-cell table:formula="of:=IF([.F96]&lt;0;0;IF([.F96]&gt;1;1;[.F96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table:formula="of:=[.B96]" office:value-type="float" office:value="0.9" calcext:value-type="float">
            <text:p>0,9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0.9" calcext:value-type="float">
            <text:p>0,9</text:p>
          </table:table-cell>
          <table:table-cell table:formula="of:=[.E96]" office:value-type="float" office:value="0.2" calcext:value-type="float">
            <text:p>0,2</text:p>
          </table:table-cell>
          <table:table-cell table:formula="of:=IF([.A97]&gt;[.B97];1;IF([.A97]&gt;[.C97];[.E97]+(1-[.E97])*([.A97]-[.C97])/([.B97]-[.C97]);[.E97]*([.A97]-[.D97])/([.B97]-[.C97])))" office:value-type="float" office:value="1" calcext:value-type="float">
            <text:p>1</text:p>
          </table:table-cell>
          <table:table-cell table:formula="of:=IF([.F97]&lt;0;0;IF([.F97]&gt;1;1;[.F97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B97]" office:value-type="float" office:value="0.9" calcext:value-type="float">
            <text:p>0,9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0.9" calcext:value-type="float">
            <text:p>0,9</text:p>
          </table:table-cell>
          <table:table-cell table:formula="of:=[.E97]" office:value-type="float" office:value="0.2" calcext:value-type="float">
            <text:p>0,2</text:p>
          </table:table-cell>
          <table:table-cell table:formula="of:=IF([.A98]&gt;[.B98];1;IF([.A98]&gt;[.C98];[.E98]+(1-[.E98])*([.A98]-[.C98])/([.B98]-[.C98]);[.E98]*([.A98]-[.D98])/([.B98]-[.C98])))" office:value-type="float" office:value="1" calcext:value-type="float">
            <text:p>1</text:p>
          </table:table-cell>
          <table:table-cell table:formula="of:=IF([.F98]&lt;0;0;IF([.F98]&gt;1;1;[.F98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B98]" office:value-type="float" office:value="0.9" calcext:value-type="float">
            <text:p>0,9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0.9" calcext:value-type="float">
            <text:p>0,9</text:p>
          </table:table-cell>
          <table:table-cell table:formula="of:=[.E98]" office:value-type="float" office:value="0.2" calcext:value-type="float">
            <text:p>0,2</text:p>
          </table:table-cell>
          <table:table-cell table:formula="of:=IF([.A99]&gt;[.B99];1;IF([.A99]&gt;[.C99];[.E99]+(1-[.E99])*([.A99]-[.C99])/([.B99]-[.C99]);[.E99]*([.A99]-[.D99])/([.B99]-[.C99])))" office:value-type="float" office:value="1" calcext:value-type="float">
            <text:p>1</text:p>
          </table:table-cell>
          <table:table-cell table:formula="of:=IF([.F99]&lt;0;0;IF([.F99]&gt;1;1;[.F99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B99]" office:value-type="float" office:value="0.9" calcext:value-type="float">
            <text:p>0,9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0.9" calcext:value-type="float">
            <text:p>0,9</text:p>
          </table:table-cell>
          <table:table-cell table:formula="of:=[.E99]" office:value-type="float" office:value="0.2" calcext:value-type="float">
            <text:p>0,2</text:p>
          </table:table-cell>
          <table:table-cell table:formula="of:=IF([.A100]&gt;[.B100];1;IF([.A100]&gt;[.C100];[.E100]+(1-[.E100])*([.A100]-[.C100])/([.B100]-[.C100]);[.E100]*([.A100]-[.D100])/([.B100]-[.C100])))" office:value-type="float" office:value="1" calcext:value-type="float">
            <text:p>1</text:p>
          </table:table-cell>
          <table:table-cell table:formula="of:=IF([.F100]&lt;0;0;IF([.F100]&gt;1;1;[.F100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table:formula="of:=[.B100]" office:value-type="float" office:value="0.9" calcext:value-type="float">
            <text:p>0,9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0.9" calcext:value-type="float">
            <text:p>0,9</text:p>
          </table:table-cell>
          <table:table-cell table:formula="of:=[.E100]" office:value-type="float" office:value="0.2" calcext:value-type="float">
            <text:p>0,2</text:p>
          </table:table-cell>
          <table:table-cell table:formula="of:=IF([.A101]&gt;[.B101];1;IF([.A101]&gt;[.C101];[.E101]+(1-[.E101])*([.A101]-[.C101])/([.B101]-[.C101]);[.E101]*([.A101]-[.D101])/([.B101]-[.C101])))" office:value-type="float" office:value="1" calcext:value-type="float">
            <text:p>1</text:p>
          </table:table-cell>
          <table:table-cell table:formula="of:=IF([.F101]&lt;0;0;IF([.F101]&gt;1;1;[.F101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B101]" office:value-type="float" office:value="0.9" calcext:value-type="float">
            <text:p>0,9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0.9" calcext:value-type="float">
            <text:p>0,9</text:p>
          </table:table-cell>
          <table:table-cell table:formula="of:=[.E101]" office:value-type="float" office:value="0.2" calcext:value-type="float">
            <text:p>0,2</text:p>
          </table:table-cell>
          <table:table-cell table:formula="of:=IF([.A102]&gt;[.B102];1;IF([.A102]&gt;[.C102];[.E102]+(1-[.E102])*([.A102]-[.C102])/([.B102]-[.C102]);[.E102]*([.A102]-[.D102])/([.B102]-[.C102])))" office:value-type="float" office:value="1" calcext:value-type="float">
            <text:p>1</text:p>
          </table:table-cell>
          <table:table-cell table:formula="of:=IF([.F102]&lt;0;0;IF([.F102]&gt;1;1;[.F10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table:formula="of:=[.B102]" office:value-type="float" office:value="0.9" calcext:value-type="float">
            <text:p>0,9</text:p>
          </table:table-cell>
          <table:table-cell table:formula="of:=[.C102]" office:value-type="float" office:value="1" calcext:value-type="float">
            <text:p>1</text:p>
          </table:table-cell>
          <table:table-cell table:formula="of:=[.D102]" office:value-type="float" office:value="0.9" calcext:value-type="float">
            <text:p>0,9</text:p>
          </table:table-cell>
          <table:table-cell table:formula="of:=[.E102]" office:value-type="float" office:value="0.2" calcext:value-type="float">
            <text:p>0,2</text:p>
          </table:table-cell>
          <table:table-cell table:formula="of:=IF([.A103]&gt;[.B103];1;IF([.A103]&gt;[.C103];[.E103]+(1-[.E103])*([.A103]-[.C103])/([.B103]-[.C103]);[.E103]*([.A103]-[.D103])/([.B103]-[.C103])))" office:value-type="float" office:value="1" calcext:value-type="float">
            <text:p>1</text:p>
          </table:table-cell>
          <table:table-cell table:formula="of:=IF([.F103]&lt;0;0;IF([.F103]&gt;1;1;[.F10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3]" office:value-type="float" office:value="0.9" calcext:value-type="float">
            <text:p>0,9</text:p>
          </table:table-cell>
          <table:table-cell table:formula="of:=[.C103]" office:value-type="float" office:value="1" calcext:value-type="float">
            <text:p>1</text:p>
          </table:table-cell>
          <table:table-cell table:formula="of:=[.D103]" office:value-type="float" office:value="0.9" calcext:value-type="float">
            <text:p>0,9</text:p>
          </table:table-cell>
          <table:table-cell table:formula="of:=[.E103]" office:value-type="float" office:value="0.2" calcext:value-type="float">
            <text:p>0,2</text:p>
          </table:table-cell>
          <table:table-cell table:formula="of:=IF([.A104]&gt;[.B104];1;IF([.A104]&gt;[.C104];[.E104]+(1-[.E104])*([.A104]-[.C104])/([.B104]-[.C104]);[.E104]*([.A104]-[.D104])/([.B104]-[.C104])))" office:value-type="float" office:value="1" calcext:value-type="float">
            <text:p>1</text:p>
          </table:table-cell>
          <table:table-cell table:formula="of:=IF([.F104]&lt;0;0;IF([.F104]&gt;1;1;[.F104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7:23:39.862675532</meta:creation-date>
    <dc:date>2018-08-03T11:40:06.740998443</dc:date>
    <meta:editing-duration>PT23M3S</meta:editing-duration>
    <meta:editing-cycles>2</meta:editing-cycles>
    <meta:generator>LibreOffice/6.0.3.2$Linux_X86_64 LibreOffice_project/00m0$Build-2</meta:generator>
    <meta:document-statistic meta:table-count="2" meta:cell-count="11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ed1c24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0066b3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scatter" chart:style-name="ch1">
        <chart:legend chart:legend-position="end" svg:x="13.695cm" svg:y="4.047cm" style:legend-expansion="high" chart:style-name="ch2"/>
        <chart:plot-area chart:style-name="ch3" table:cell-range-address="Foglio1.A3:Foglio1.A24 Foglio1.F3:Foglio1.G24" chart:data-source-has-labels="row" svg:x="0.32cm" svg:y="0.18cm" svg:width="13.055cm" svg:height="8.672cm">
          <chartooo:coordinate-region svg:x="1.047cm" svg:y="0.341cm" svg:width="11.601cm" svg:height="7.9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oglio1.F4:Foglio1.F24" chart:label-cell-address="Foglio1.F3:Foglio1.F3" chart:class="chart:scatter">
            <chart:domain table:cell-range-address="Foglio1.A4:Foglio1.A24"/>
            <chart:data-point chart:repeated="21"/>
          </chart:series>
          <chart:series chart:attached-axis="primary-y" chart:style-name="ch9" chart:values-cell-range-address="Foglio1.G4:Foglio1.G24" chart:label-cell-address="Foglio1.G3:Foglio1.G3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ade</text:p>
                <draw:g>
                  <svg:desc>Foglio1.F3:Foglio1.F3</svg:desc>
                </draw:g>
              </table:table-cell>
              <table:table-cell office:value-type="string">
                <text:p>Clamp</text:p>
                <draw:g>
                  <svg:desc>Foglio1.G3:Foglio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4:Foglio1.A24</svg:desc>
                </draw:g>
              </table:table-cell>
              <table:table-cell office:value-type="float" office:value="-50">
                <text:p>-50</text:p>
                <draw:g>
                  <svg:desc>Foglio1.F4:Foglio1.F24</svg:desc>
                </draw:g>
              </table:table-cell>
              <table:table-cell office:value-type="float" office:value="0">
                <text:p>0</text:p>
                <draw:g>
                  <svg:desc>Foglio1.G4:Foglio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47.5">
                <text:p>-4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42.5">
                <text:p>-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37.5">
                <text:p>-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32.5">
                <text:p>-3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27.5">
                <text:p>-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22.5">
                <text:p>-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17.5">
                <text:p>-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12.5">
                <text:p>-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9.99999999999999">
                <text:p>-9.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61cm" svg:height="9.43cm" xlink:href=".." xlink:type="simple" chart:class="chart:scatter" chart:style-name="ch1">
        <chart:legend chart:legend-position="end" svg:x="12.95cm" svg:y="4.455cm" style:legend-expansion="high" chart:style-name="ch2"/>
        <chart:plot-area chart:style-name="ch3" table:cell-range-address="Foglio1.A27:Foglio1.A48 Foglio1.F27:Foglio1.F48" chart:data-source-has-labels="row" svg:x="0.301cm" svg:y="0.188cm" svg:width="12.348cm" svg:height="9.054cm">
          <chartooo:coordinate-region svg:x="1.028cm" svg:y="0.348cm" svg:width="11.381cm" svg:height="8.3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F28:Foglio1.F48" chart:label-cell-address="Foglio1.F27:Foglio1.F27" chart:class="chart:scatter">
            <chart:domain table:cell-range-address="Foglio1.A28:Foglio1.A4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ade</text:p>
                <draw:g>
                  <svg:desc>Foglio1.F27:Foglio1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28:Foglio1.A48</svg:desc>
                </draw:g>
              </table:table-cell>
              <table:table-cell office:value-type="float" office:value="0">
                <text:p>0</text:p>
                <draw:g>
                  <svg:desc>Foglio1.F28:Foglio1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9cm" svg:height="9.749cm" xlink:href=".." xlink:type="simple" chart:class="chart:scatter" chart:style-name="ch1">
        <chart:legend chart:legend-position="end" svg:x="12.538cm" svg:y="4.614cm" style:legend-expansion="high" chart:style-name="ch2"/>
        <chart:plot-area chart:style-name="ch3" table:cell-range-address="Foglio1.A51:Foglio1.A72 Foglio1.F51:Foglio1.F72" chart:data-source-has-labels="row" svg:x="0.292cm" svg:y="0.194cm" svg:width="11.954cm" svg:height="9.361cm">
          <chartooo:coordinate-region svg:x="1.125cm" svg:y="0.354cm" svg:width="10.881cm" svg:height="9.0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F52:Foglio1.F72" chart:label-cell-address="Foglio1.F51:Foglio1.F51" chart:class="chart:scatter">
            <chart:domain table:cell-range-address="Foglio1.A52:Foglio1.A7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ade</text:p>
                <draw:g>
                  <svg:desc>Foglio1.F51:Foglio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52:Foglio1.A72</svg:desc>
                </draw:g>
              </table:table-cell>
              <table:table-cell office:value-type="float" office:value="-1">
                <text:p>-1</text:p>
                <draw:g>
                  <svg:desc>Foglio1.F52:Foglio1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750000000000001">
                <text:p>-0.75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876cm" xlink:href=".." xlink:type="simple" chart:class="chart:scatter" chart:style-name="ch1">
        <chart:legend chart:legend-position="end" svg:x="13.889cm" svg:y="4.678cm" style:legend-expansion="high" chart:style-name="ch2"/>
        <chart:plot-area chart:style-name="ch3" table:cell-range-address="Foglio1.A75:Foglio1.A96 Foglio1.F75:Foglio1.F96" chart:data-source-has-labels="row" svg:x="1.108cm" svg:y="0.366cm" svg:width="13.142cm" svg:height="9.475cm">
          <chartooo:coordinate-region svg:x="1.835cm" svg:y="0.526cm" svg:width="12.175cm" svg:height="9.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F76:Foglio1.F96" chart:label-cell-address="Foglio1.F75:Foglio1.F75" chart:class="chart:scatter">
            <chart:domain table:cell-range-address="Foglio1.A76:Foglio1.A9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ade</text:p>
                <draw:g>
                  <svg:desc>Foglio1.F75:Foglio1.F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76:Foglio1.A96</svg:desc>
                </draw:g>
              </table:table-cell>
              <table:table-cell office:value-type="float" office:value="-1">
                <text:p>-1</text:p>
                <draw:g>
                  <svg:desc>Foglio1.F76:Foglio1.F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750000000000001">
                <text:p>-0.75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ed1c24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0066b3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scatter" chart:style-name="ch1">
        <chart:legend chart:legend-position="end" svg:x="13.695cm" svg:y="4.047cm" style:legend-expansion="high" chart:style-name="ch2"/>
        <chart:plot-area chart:style-name="ch3" table:cell-range-address="Foglio2.A4:Foglio2.A104 Foglio2.F3:Foglio2.G104" chart:data-source-has-labels="row" svg:x="0.32cm" svg:y="0.18cm" svg:width="13.055cm" svg:height="8.672cm">
          <chartooo:coordinate-region svg:x="1.047cm" svg:y="0.341cm" svg:width="11.601cm" svg:height="7.9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oglio2.F4:Foglio2.F104" chart:label-cell-address="Foglio2.F3:Foglio2.F3" chart:class="chart:scatter">
            <chart:domain table:cell-range-address="Foglio2.A4:Foglio2.A104"/>
            <chart:data-point chart:repeated="101"/>
          </chart:series>
          <chart:series chart:attached-axis="primary-y" chart:style-name="ch9" chart:values-cell-range-address="Foglio2.G4:Foglio2.G104" chart:label-cell-address="Foglio2.G3:Foglio2.G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ade</text:p>
                <draw:g>
                  <svg:desc>Foglio2.F3:Foglio2.F3</svg:desc>
                </draw:g>
              </table:table-cell>
              <table:table-cell office:value-type="string">
                <text:p>Clamp</text:p>
                <draw:g>
                  <svg:desc>Foglio2.G3:Foglio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2.A4:Foglio2.A104</svg:desc>
                </draw:g>
              </table:table-cell>
              <table:table-cell office:value-type="float" office:value="1.8">
                <text:p>1.8</text:p>
                <draw:g>
                  <svg:desc>Foglio2.F4:Foglio2.F104</svg:desc>
                </draw:g>
              </table:table-cell>
              <table:table-cell office:value-type="float" office:value="1">
                <text:p>1</text:p>
                <draw:g>
                  <svg:desc>Foglio2.G4:Foglio2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